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4.3465in" table:align="left"/>
    </style:style>
    <style:style style:name="Table3.A" style:family="table-column">
      <style:table-column-properties style:column-width="0.2493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2438in"/>
    </style:style>
    <style:style style:name="Table3.D" style:family="table-column">
      <style:table-column-properties style:column-width="0.666in"/>
    </style:style>
    <style:style style:name="Table3.E" style:family="table-column">
      <style:table-column-properties style:column-width="0.2611in"/>
    </style:style>
    <style:style style:name="Table3.F" style:family="table-column">
      <style:table-column-properties style:column-width="0.5861in"/>
    </style:style>
    <style:style style:name="Table3.H" style:family="table-column">
      <style:table-column-properties style:column-width="0.7556in"/>
    </style:style>
    <style:style style:name="Table3.I" style:family="table-column">
      <style:table-column-properties style:column-width="0.2403in"/>
    </style:style>
    <style:style style:name="Table3.J" style:family="table-column">
      <style:table-column-properties style:column-width="0.4778in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4764in" fo:margin-left="0in" table:align="left"/>
    </style:style>
    <style:style style:name="Table7.A" style:family="table-column">
      <style:table-column-properties style:column-width="0.3958in"/>
    </style:style>
    <style:style style:name="Table7.B" style:family="table-column">
      <style:table-column-properties style:column-width="0.9403in"/>
    </style:style>
    <style:style style:name="Table7.C" style:family="table-column">
      <style:table-column-properties style:column-width="0.375in"/>
    </style:style>
    <style:style style:name="Table7.D" style:family="table-column">
      <style:table-column-properties style:column-width="0.9368in"/>
    </style:style>
    <style:style style:name="Table7.F" style:family="table-column">
      <style:table-column-properties style:column-width="0.9285in"/>
    </style:style>
    <style:style style:name="Table7.H" style:family="table-column">
      <style:table-column-properties style:column-width="0.8215in"/>
    </style:style>
    <style:style style:name="Table7.I" style:family="table-column">
      <style:table-column-properties style:column-width="0.3924in"/>
    </style:style>
    <style:style style:name="Table7.J" style:family="table-column">
      <style:table-column-properties style:column-width="0.9361in"/>
    </style:style>
    <style:style style:name="Table7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0167in" table:align="left"/>
    </style:style>
    <style:style style:name="Table4.A" style:family="table-column">
      <style:table-column-properties style:column-width="0.359in"/>
    </style:style>
    <style:style style:name="Table4.B" style:family="table-column">
      <style:table-column-properties style:column-width="0.6708in"/>
    </style:style>
    <style:style style:name="Table4.D" style:family="table-column">
      <style:table-column-properties style:column-width="0.6583in"/>
    </style:style>
    <style:style style:name="Table4.E" style:family="table-column">
      <style:table-column-properties style:column-width="0.3903in"/>
    </style:style>
    <style:style style:name="Table4.F" style:family="table-column">
      <style:table-column-properties style:column-width="0.579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2347in" table:align="left"/>
    </style:style>
    <style:style style:name="Table5.A" style:family="table-column">
      <style:table-column-properties style:column-width="0.2493in"/>
    </style:style>
    <style:style style:name="Table5.B" style:family="table-column">
      <style:table-column-properties style:column-width="0.4021in"/>
    </style:style>
    <style:style style:name="Table5.C" style:family="table-column">
      <style:table-column-properties style:column-width="0.2438in"/>
    </style:style>
    <style:style style:name="Table5.D" style:family="table-column">
      <style:table-column-properties style:column-width="0.3958in"/>
    </style:style>
    <style:style style:name="Table5.E" style:family="table-column">
      <style:table-column-properties style:column-width="0.2611in"/>
    </style:style>
    <style:style style:name="Table5.F" style:family="table-column">
      <style:table-column-properties style:column-width="0.4139in"/>
    </style:style>
    <style:style style:name="Table5.I" style:family="table-column">
      <style:table-column-properties style:column-width="0.2403in"/>
    </style:style>
    <style:style style:name="Table5.J" style:family="table-column">
      <style:table-column-properties style:column-width="0.3889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.8063in" table:align="left"/>
    </style:style>
    <style:style style:name="Table2.A" style:family="table-column">
      <style:table-column-properties style:column-width="1.0056in"/>
    </style:style>
    <style:style style:name="Table2.B" style:family="table-column">
      <style:table-column-properties style:column-width="0.8375in"/>
    </style:style>
    <style:style style:name="Table2.C" style:family="table-column">
      <style:table-column-properties style:column-width="0.9215in"/>
    </style:style>
    <style:style style:name="Table2.D" style:family="table-column">
      <style:table-column-properties style:column-width="2.0417in"/>
    </style:style>
    <style:style style:name="Table2.1" style:family="table-row">
      <style:table-row-properties style:min-row-height="0.3361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4778in" table:align="left"/>
    </style:style>
    <style:style style:name="Table1.A" style:family="table-column">
      <style:table-column-properties style:column-width="0.2583in"/>
    </style:style>
    <style:style style:name="Table1.B" style:family="table-column">
      <style:table-column-properties style:column-width="0.2507in"/>
    </style:style>
    <style:style style:name="Table1.C" style:family="table-column">
      <style:table-column-properties style:column-width="0.2326in"/>
    </style:style>
    <style:style style:name="Table1.E" style:family="table-column">
      <style:table-column-properties style:column-width="0.2639in"/>
    </style:style>
    <style:style style:name="Table1.G" style:family="table-column">
      <style:table-column-properties style:column-width="0.26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essio" fo:font-size="16pt" officeooo:rsid="00a0220c" officeooo:paragraph-rsid="00a0220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essio" fo:font-size="16pt" officeooo:rsid="01d41cd1" officeooo:paragraph-rsid="01d41cd1" style:font-size-asian="16pt" style:font-size-complex="16pt"/>
    </style:style>
    <style:style style:name="P3" style:family="paragraph" style:parent-style-name="Standard">
      <style:text-properties style:font-name="essio" fo:font-size="16pt" officeooo:rsid="010a3485" officeooo:paragraph-rsid="010a3485" style:font-size-asian="16pt" style:font-size-complex="16pt"/>
    </style:style>
    <style:style style:name="P4" style:family="paragraph" style:parent-style-name="Standard">
      <style:text-properties style:font-name="essio" fo:font-size="16pt" officeooo:rsid="03a79e6e" officeooo:paragraph-rsid="03a79e6e" style:font-size-asian="16pt" style:font-size-complex="16pt"/>
    </style:style>
    <style:style style:name="P5" style:family="paragraph" style:parent-style-name="Standard">
      <style:text-properties style:font-name="essio" fo:font-size="16pt" officeooo:rsid="02ce3329" officeooo:paragraph-rsid="040fa2e3" style:font-size-asian="16pt" style:font-size-complex="16pt"/>
    </style:style>
    <style:style style:name="P6" style:family="paragraph" style:parent-style-name="Standard">
      <style:text-properties style:font-name="essio" fo:font-size="16pt" officeooo:rsid="020bba62" officeooo:paragraph-rsid="043b5970" style:font-size-asian="16pt" style:font-size-complex="16pt"/>
    </style:style>
    <style:style style:name="P7" style:family="paragraph" style:parent-style-name="Standard">
      <style:text-properties style:font-name="essio" fo:font-size="16pt" officeooo:rsid="020bba62" officeooo:paragraph-rsid="051f52a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essio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essio" fo:font-size="16pt" style:text-underline-style="none" officeooo:rsid="03096517" officeooo:paragraph-rsid="03096517" style:font-size-asian="16pt" style:font-size-complex="16pt"/>
    </style:style>
    <style:style style:name="P10" style:family="paragraph" style:parent-style-name="Standard">
      <style:text-properties style:font-name="essio" fo:font-size="16pt" style:text-underline-style="none" officeooo:rsid="024b2ae3" officeooo:paragraph-rsid="024b2ae3" style:font-size-asian="16pt" style:font-size-complex="16pt"/>
    </style:style>
    <style:style style:name="P11" style:family="paragraph" style:parent-style-name="Standard">
      <style:text-properties style:font-name="essio" fo:font-size="16pt" style:text-underline-style="none" officeooo:rsid="024c1cbb" officeooo:paragraph-rsid="02d39f21" style:font-size-asian="16pt" style:font-size-complex="16pt"/>
    </style:style>
    <style:style style:name="P12" style:family="paragraph" style:parent-style-name="Standard">
      <style:text-properties style:font-name="essio" fo:font-size="16pt" style:text-underline-style="none" officeooo:rsid="02553d01" officeooo:paragraph-rsid="02553d01" style:font-size-asian="16pt" style:font-size-complex="16pt"/>
    </style:style>
    <style:style style:name="P13" style:family="paragraph" style:parent-style-name="Standard">
      <style:text-properties style:font-name="essio" fo:font-size="16pt" style:text-underline-style="none" officeooo:rsid="03a6d1c6" officeooo:paragraph-rsid="0402a786" style:font-size-asian="16pt" style:font-size-complex="16pt"/>
    </style:style>
    <style:style style:name="P14" style:family="paragraph" style:parent-style-name="Standard">
      <style:text-properties style:font-name="essio" fo:font-size="16pt" style:text-underline-style="none" officeooo:rsid="02ce3329" officeooo:paragraph-rsid="040fa2e3" style:font-size-asian="16pt" style:font-size-complex="16pt"/>
    </style:style>
    <style:style style:name="P15" style:family="paragraph" style:parent-style-name="Standard">
      <style:text-properties style:font-name="essio" fo:font-size="16pt" style:text-underline-style="none" officeooo:rsid="03a79e6e" officeooo:paragraph-rsid="03a79e6e" style:font-size-asian="16pt" style:font-size-complex="16pt"/>
    </style:style>
    <style:style style:name="P16" style:family="paragraph" style:parent-style-name="Standard">
      <style:text-properties style:font-name="essio" fo:font-size="16pt" style:text-underline-style="none" officeooo:rsid="010a3485" officeooo:paragraph-rsid="035f77ae" style:font-size-asian="16pt" style:font-size-complex="16pt"/>
    </style:style>
    <style:style style:name="P17" style:family="paragraph" style:parent-style-name="Standard">
      <style:text-properties style:font-name="DejaVu Sans" fo:font-size="16pt" officeooo:rsid="0004f4f5" officeooo:paragraph-rsid="005cc315" style:font-size-asian="16pt" style:font-size-complex="16pt"/>
    </style:style>
    <style:style style:name="P18" style:family="paragraph" style:parent-style-name="Standard">
      <style:text-properties style:font-name="DejaVu Sans" fo:font-size="16pt" officeooo:rsid="0006d094" officeooo:paragraph-rsid="0145c97a" style:font-size-asian="16pt" style:font-size-complex="16pt"/>
    </style:style>
    <style:style style:name="P19" style:family="paragraph" style:parent-style-name="Standard">
      <style:text-properties style:font-name="DejaVu Sans" fo:font-size="16pt" officeooo:rsid="0112f06a" officeooo:paragraph-rsid="015d5f54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0a0b359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DejaVu Sans" fo:font-size="16pt" officeooo:rsid="00a0b359" officeooo:paragraph-rsid="014b0132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6pt" officeooo:rsid="01480274" officeooo:paragraph-rsid="01480274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6pt" officeooo:rsid="027dc0ae" officeooo:paragraph-rsid="027dc0ae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16pt" officeooo:rsid="00e40673" officeooo:paragraph-rsid="00e40673" style:font-size-asian="16pt" style:font-size-complex="16pt"/>
    </style:style>
    <style:style style:name="P25" style:family="paragraph" style:parent-style-name="Standard">
      <style:text-properties style:font-name="DejaVu Sans" fo:font-size="16pt" officeooo:rsid="002aa12c" officeooo:paragraph-rsid="013b85f3" style:font-size-asian="16pt" style:font-size-complex="16pt"/>
    </style:style>
    <style:style style:name="P26" style:family="paragraph" style:parent-style-name="Standard">
      <style:text-properties style:font-name="DejaVu Sans" fo:font-size="16pt" officeooo:rsid="002aa12c" officeooo:paragraph-rsid="00619987" style:font-size-asian="16pt" style:font-size-complex="16pt"/>
    </style:style>
    <style:style style:name="P27" style:family="paragraph" style:parent-style-name="Standard">
      <style:text-properties style:font-name="DejaVu Sans" fo:font-size="16pt" officeooo:rsid="010a3485" officeooo:paragraph-rsid="010a3485" style:font-size-asian="16pt" style:font-size-complex="16pt"/>
    </style:style>
    <style:style style:name="P28" style:family="paragraph" style:parent-style-name="Standard">
      <style:text-properties style:font-name="DejaVu Sans" fo:font-size="16pt" officeooo:rsid="004bbec1" officeooo:paragraph-rsid="028e8998" style:font-size-asian="16pt" style:font-size-complex="16pt"/>
    </style:style>
    <style:style style:name="P29" style:family="paragraph" style:parent-style-name="Standard">
      <style:text-properties style:font-name="DejaVu Sans" fo:font-size="16pt" officeooo:rsid="01876427" officeooo:paragraph-rsid="028e8998" style:font-size-asian="16pt" style:font-size-complex="16pt"/>
    </style:style>
    <style:style style:name="P30" style:family="paragraph" style:parent-style-name="Standard">
      <style:text-properties style:font-name="DejaVu Sans" fo:font-size="16pt" officeooo:rsid="03351f8e" officeooo:paragraph-rsid="03351f8e" style:font-size-asian="16pt" style:font-size-complex="16pt"/>
    </style:style>
    <style:style style:name="P31" style:family="paragraph" style:parent-style-name="Standard">
      <style:text-properties style:font-name="DejaVu Sans" fo:font-size="16pt" officeooo:rsid="019bd3d6" officeooo:paragraph-rsid="019d7704" style:font-size-asian="16pt" style:font-size-complex="16pt"/>
    </style:style>
    <style:style style:name="P32" style:family="paragraph" style:parent-style-name="Standard">
      <style:text-properties style:font-name="DejaVu Sans" fo:font-size="16pt" officeooo:rsid="002f4463" officeooo:paragraph-rsid="020c78ba" style:font-size-asian="16pt" style:font-size-complex="16pt"/>
    </style:style>
    <style:style style:name="P33" style:family="paragraph" style:parent-style-name="Standard">
      <style:text-properties style:font-name="DejaVu Sans" fo:font-size="16pt" officeooo:rsid="00f74d67" officeooo:paragraph-rsid="01a08757" style:font-size-asian="16pt" style:font-size-complex="16pt"/>
    </style:style>
    <style:style style:name="P34" style:family="paragraph" style:parent-style-name="Standard">
      <style:text-properties style:font-name="DejaVu Sans" fo:font-size="16pt" officeooo:rsid="01916cb1" officeooo:paragraph-rsid="03a24c74" style:font-size-asian="16pt" style:font-size-complex="16pt"/>
    </style:style>
    <style:style style:name="P35" style:family="paragraph" style:parent-style-name="Standard">
      <style:text-properties style:font-name="DejaVu Sans" fo:font-size="16pt" officeooo:rsid="016deff9" officeooo:paragraph-rsid="028e8998" style:font-size-asian="16pt" style:font-size-complex="16pt"/>
    </style:style>
    <style:style style:name="P36" style:family="paragraph" style:parent-style-name="Standard">
      <style:text-properties style:font-name="DejaVu Sans" fo:font-size="16pt" officeooo:rsid="03bc2088" officeooo:paragraph-rsid="03bd3d7a" style:font-size-asian="16pt" style:font-size-complex="16pt"/>
    </style:style>
    <style:style style:name="P37" style:family="paragraph" style:parent-style-name="Standard">
      <style:text-properties style:font-name="DejaVu Sans" fo:font-size="16pt" officeooo:rsid="00fc0d14" officeooo:paragraph-rsid="020c78ba" style:font-size-asian="16pt" style:font-size-complex="16pt"/>
    </style:style>
    <style:style style:name="P38" style:family="paragraph" style:parent-style-name="Standard">
      <style:text-properties style:font-name="DejaVu Sans" fo:font-size="16pt" officeooo:rsid="0044d4e9" officeooo:paragraph-rsid="051d8bee" style:font-size-asian="16pt" style:font-size-complex="16pt"/>
    </style:style>
    <style:style style:name="P39" style:family="paragraph" style:parent-style-name="Standard">
      <style:text-properties style:font-name="DejaVu Sans" fo:font-size="16pt" style:text-underline-style="none" officeooo:rsid="015ad2b0" officeooo:paragraph-rsid="015ad2b0" style:font-size-asian="16pt" style:font-size-complex="16pt"/>
    </style:style>
    <style:style style:name="P40" style:family="paragraph" style:parent-style-name="Standard">
      <style:text-properties style:font-name="DejaVu Sans" fo:font-size="16pt" style:text-underline-style="none" officeooo:rsid="00d19dae" officeooo:paragraph-rsid="00d19dae" style:font-size-asian="16pt" style:font-size-complex="16pt"/>
    </style:style>
    <style:style style:name="P41" style:family="paragraph" style:parent-style-name="Standard">
      <style:text-properties style:font-name="DejaVu Sans" fo:font-size="16pt" style:text-underline-style="none" officeooo:rsid="002aa12c" officeooo:paragraph-rsid="00619987" style:font-size-asian="16pt" style:font-size-complex="16pt"/>
    </style:style>
    <style:style style:name="P42" style:family="paragraph" style:parent-style-name="Standard">
      <style:text-properties style:font-name="DejaVu Sans" fo:font-size="16pt" style:text-underline-style="none" officeooo:rsid="010c327c" officeooo:paragraph-rsid="013b85f3" style:font-size-asian="16pt" style:font-size-complex="16pt"/>
    </style:style>
    <style:style style:name="P43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44" style:family="paragraph" style:parent-style-name="Standard">
      <style:text-properties style:font-name="DejaVu Sans" fo:font-size="16pt" style:text-underline-style="none" officeooo:rsid="011021eb" officeooo:paragraph-rsid="02c897c2" style:font-size-asian="16pt" style:font-size-complex="16pt"/>
    </style:style>
    <style:style style:name="P45" style:family="paragraph" style:parent-style-name="Standard">
      <style:text-properties style:font-name="DejaVu Sans" fo:font-size="16pt" style:text-underline-style="none" officeooo:rsid="011021eb" officeooo:paragraph-rsid="031a28cb" style:font-size-asian="16pt" style:font-size-complex="16pt"/>
    </style:style>
    <style:style style:name="P46" style:family="paragraph" style:parent-style-name="Standard">
      <style:text-properties style:font-name="DejaVu Sans" fo:font-size="16pt" style:text-underline-style="none" officeooo:rsid="01a3685c" officeooo:paragraph-rsid="028e8998" style:font-size-asian="16pt" style:font-size-complex="16pt"/>
    </style:style>
    <style:style style:name="P47" style:family="paragraph" style:parent-style-name="Standard">
      <style:text-properties style:font-name="DejaVu Sans" fo:font-size="16pt" style:text-underline-style="none" officeooo:rsid="006d48ee" officeooo:paragraph-rsid="028e8998" style:font-size-asian="16pt" style:font-size-complex="16pt"/>
    </style:style>
    <style:style style:name="P48" style:family="paragraph" style:parent-style-name="Standard">
      <style:text-properties style:font-name="DejaVu Sans" fo:font-size="16pt" style:text-underline-style="none" officeooo:rsid="00628e40" officeooo:paragraph-rsid="028e8998" style:font-size-asian="16pt" style:font-size-complex="16pt"/>
    </style:style>
    <style:style style:name="P49" style:family="paragraph" style:parent-style-name="Standard">
      <style:text-properties style:font-name="DejaVu Sans" fo:font-size="16pt" style:text-underline-style="none" officeooo:rsid="01876427" officeooo:paragraph-rsid="028e8998" style:font-size-asian="16pt" style:font-size-complex="16pt"/>
    </style:style>
    <style:style style:name="P50" style:family="paragraph" style:parent-style-name="Standard">
      <style:text-properties style:font-name="DejaVu Sans" fo:font-size="16pt" style:text-underline-style="none" officeooo:rsid="03085e52" officeooo:paragraph-rsid="03085e52" style:font-size-asian="16pt" style:font-size-complex="16pt"/>
    </style:style>
    <style:style style:name="P51" style:family="paragraph" style:parent-style-name="Standard">
      <style:text-properties style:font-name="DejaVu Sans" fo:font-size="16pt" style:text-underline-style="none" officeooo:rsid="030e174f" officeooo:paragraph-rsid="030e174f" style:font-size-asian="16pt" style:font-size-complex="16pt"/>
    </style:style>
    <style:style style:name="P52" style:family="paragraph" style:parent-style-name="Standard">
      <style:text-properties style:font-name="DejaVu Sans" fo:font-size="16pt" style:text-underline-style="none" officeooo:rsid="024dbf20" officeooo:paragraph-rsid="024b2ae3" style:font-size-asian="16pt" style:font-size-complex="16pt"/>
    </style:style>
    <style:style style:name="P53" style:family="paragraph" style:parent-style-name="Standard">
      <style:text-properties style:font-name="DejaVu Sans" fo:font-size="16pt" style:text-underline-style="none" officeooo:rsid="024c1cbb" officeooo:paragraph-rsid="024c1cbb" style:font-size-asian="16pt" style:font-size-complex="16pt"/>
    </style:style>
    <style:style style:name="P54" style:family="paragraph" style:parent-style-name="Standard">
      <style:text-properties style:font-name="DejaVu Sans" fo:font-size="16pt" style:text-underline-style="none" officeooo:rsid="02553d01" officeooo:paragraph-rsid="02553d01" style:font-size-asian="16pt" style:font-size-complex="16pt"/>
    </style:style>
    <style:style style:name="P55" style:family="paragraph" style:parent-style-name="Standard">
      <style:text-properties style:font-name="DejaVu Sans" fo:font-size="16pt" style:text-underline-style="none" officeooo:rsid="025f87ca" officeooo:paragraph-rsid="02d5f503" style:font-size-asian="16pt" style:font-size-complex="16pt"/>
    </style:style>
    <style:style style:name="P56" style:family="paragraph" style:parent-style-name="Standard">
      <style:text-properties style:font-name="DejaVu Sans" fo:font-size="16pt" style:text-underline-style="none" officeooo:rsid="025f87ca" officeooo:paragraph-rsid="025f87ca" style:font-size-asian="16pt" style:font-size-complex="16pt"/>
    </style:style>
    <style:style style:name="P57" style:family="paragraph" style:parent-style-name="Standard">
      <style:text-properties style:font-name="DejaVu Sans" fo:font-size="16pt" style:text-underline-style="none" officeooo:rsid="026c4bb0" officeooo:paragraph-rsid="026c4bb0" style:font-size-asian="16pt" style:font-size-complex="16pt"/>
    </style:style>
    <style:style style:name="P58" style:family="paragraph" style:parent-style-name="Standard">
      <style:text-properties style:font-name="DejaVu Sans" fo:font-size="16pt" style:text-underline-style="none" officeooo:rsid="00d04bda" officeooo:paragraph-rsid="01a08757" style:font-size-asian="16pt" style:font-size-complex="16pt"/>
    </style:style>
    <style:style style:name="P59" style:family="paragraph" style:parent-style-name="Standard">
      <style:text-properties style:font-name="DejaVu Sans" fo:font-size="16pt" style:text-underline-style="none" officeooo:rsid="03a6d1c6" officeooo:paragraph-rsid="03ad38dd" style:font-size-asian="16pt" style:font-size-complex="16pt"/>
    </style:style>
    <style:style style:name="P60" style:family="paragraph" style:parent-style-name="Standard">
      <style:text-properties style:font-name="DejaVu Sans" fo:font-size="16pt" style:text-underline-style="none" officeooo:rsid="03a6d1c6" officeooo:paragraph-rsid="0402a786" style:font-size-asian="16pt" style:font-size-complex="16pt"/>
    </style:style>
    <style:style style:name="P61" style:family="paragraph" style:parent-style-name="Standard">
      <style:text-properties style:font-name="DejaVu Sans" fo:font-size="16pt" style:text-underline-style="none" officeooo:rsid="0304f44d" officeooo:paragraph-rsid="0306a013" style:font-size-asian="16pt" style:font-size-complex="16pt"/>
    </style:style>
    <style:style style:name="P62" style:family="paragraph" style:parent-style-name="Standard">
      <style:text-properties style:font-name="DejaVu Sans" fo:font-size="16pt" style:text-underline-style="none" officeooo:rsid="002c9260" officeooo:paragraph-rsid="041637c6" style:font-size-asian="16pt" style:font-size-complex="16pt"/>
    </style:style>
    <style:style style:name="P63" style:family="paragraph" style:parent-style-name="Standard">
      <style:text-properties style:font-name="DejaVu Sans" fo:font-size="16pt" style:text-underline-style="none" officeooo:rsid="03096517" officeooo:paragraph-rsid="03096517" style:font-size-asian="16pt" style:font-size-complex="16pt"/>
    </style:style>
    <style:style style:name="P64" style:family="paragraph" style:parent-style-name="Standard">
      <style:text-properties style:font-name="DejaVu Sans" fo:font-size="16pt" style:text-underline-style="none" officeooo:rsid="00fa45d7" officeooo:paragraph-rsid="01a08757" style:font-size-asian="16pt" style:font-size-complex="16pt"/>
    </style:style>
    <style:style style:name="P65" style:family="paragraph" style:parent-style-name="Standard">
      <style:text-properties style:font-name="DejaVu Sans" fo:font-size="16pt" style:text-underline-style="none" officeooo:rsid="043e719c" officeooo:paragraph-rsid="043e719c" style:font-size-asian="16pt" style:font-size-complex="16pt"/>
    </style:style>
    <style:style style:name="P66" style:family="paragraph" style:parent-style-name="Standard">
      <style:text-properties style:font-name="DejaVu Sans" fo:font-size="16pt" style:text-underline-style="none" officeooo:rsid="043f9693" officeooo:paragraph-rsid="043e719c" style:font-size-asian="16pt" style:font-size-complex="16pt"/>
    </style:style>
    <style:style style:name="P67" style:family="paragraph" style:parent-style-name="Standard">
      <style:text-properties style:font-name="DejaVu Sans" fo:font-size="16pt" style:text-underline-style="none" officeooo:rsid="03b183cf" officeooo:paragraph-rsid="03b183cf" style:font-size-asian="16pt" style:font-size-complex="16pt"/>
    </style:style>
    <style:style style:name="P68" style:family="paragraph" style:parent-style-name="Standard">
      <style:text-properties style:font-name="DejaVu Sans" fo:font-size="16pt" style:text-underline-style="none" officeooo:rsid="016fcc2f" officeooo:paragraph-rsid="040d48d3" style:font-size-asian="16pt" style:font-size-complex="16pt"/>
    </style:style>
    <style:style style:name="P69" style:family="paragraph" style:parent-style-name="Standard">
      <style:text-properties style:font-name="DejaVu Sans" fo:font-size="16pt" style:text-underline-style="none" officeooo:rsid="016fcc2f" officeooo:paragraph-rsid="040fa2e3" style:font-size-asian="16pt" style:font-size-complex="16pt"/>
    </style:style>
    <style:style style:name="P70" style:family="paragraph" style:parent-style-name="Standard">
      <style:text-properties style:font-name="DejaVu Sans" fo:font-size="16pt" style:text-underline-style="none" officeooo:rsid="02d05cc0" officeooo:paragraph-rsid="04866664" style:font-size-asian="16pt" style:font-size-complex="16pt"/>
    </style:style>
    <style:style style:name="P71" style:family="paragraph" style:parent-style-name="Standard">
      <style:text-properties style:font-name="DejaVu Sans" fo:font-size="16pt" style:text-underline-style="none" officeooo:rsid="02ced49f" officeooo:paragraph-rsid="040fa2e3" style:font-size-asian="16pt" style:font-size-complex="16pt"/>
    </style:style>
    <style:style style:name="P72" style:family="paragraph" style:parent-style-name="Standard">
      <style:text-properties style:font-name="DejaVu Sans" fo:font-size="16pt" style:text-underline-style="none" officeooo:rsid="0470b86f" officeooo:paragraph-rsid="0473a1d6" style:font-size-asian="16pt" style:font-size-complex="16pt"/>
    </style:style>
    <style:style style:name="P73" style:family="paragraph" style:parent-style-name="Standard">
      <style:text-properties style:font-name="DejaVu Sans" fo:font-size="16pt" style:text-underline-style="none" officeooo:rsid="01916cb1" officeooo:paragraph-rsid="03a24c74" style:font-size-asian="16pt" style:font-size-complex="16pt"/>
    </style:style>
    <style:style style:name="P74" style:family="paragraph" style:parent-style-name="Standard">
      <style:text-properties style:font-name="DejaVu Sans" fo:font-size="16pt" style:text-underline-style="none" officeooo:rsid="03d67f19" officeooo:paragraph-rsid="03d67f19" style:font-size-asian="16pt" style:font-size-complex="16pt"/>
    </style:style>
    <style:style style:name="P75" style:family="paragraph" style:parent-style-name="Standard">
      <style:text-properties style:font-name="DejaVu Sans" fo:font-size="16pt" style:text-underline-style="none" officeooo:rsid="03d67f19" officeooo:paragraph-rsid="03a24c74" style:font-size-asian="16pt" style:font-size-complex="16pt"/>
    </style:style>
    <style:style style:name="P76" style:family="paragraph" style:parent-style-name="Standard">
      <style:text-properties style:font-name="DejaVu Sans" fo:font-size="16pt" style:text-underline-style="none" officeooo:rsid="0122c6b4" officeooo:paragraph-rsid="031a28cb" style:font-size-asian="16pt" style:font-size-complex="16pt"/>
    </style:style>
    <style:style style:name="P77" style:family="paragraph" style:parent-style-name="Standard">
      <style:text-properties style:font-name="DejaVu Sans" fo:font-size="16pt" style:text-underline-style="none" officeooo:rsid="05327dcd" officeooo:paragraph-rsid="05327dcd" style:font-size-asian="16pt" style:font-size-complex="16pt"/>
    </style:style>
    <style:style style:name="P78" style:family="paragraph" style:parent-style-name="Standard">
      <style:text-properties style:font-name="DejaVu Sans" fo:font-size="16pt" style:text-underline-style="none" officeooo:rsid="053a4bac" officeooo:paragraph-rsid="053a4bac" style:font-size-asian="16pt" style:font-size-complex="16pt"/>
    </style:style>
    <style:style style:name="P79" style:family="paragraph" style:parent-style-name="Standard">
      <style:text-properties style:font-name="DejaVu Sans" fo:font-size="16pt" style:text-underline-style="none" officeooo:rsid="05402c63" officeooo:paragraph-rsid="05402c63" style:font-size-asian="16pt" style:font-size-complex="16pt"/>
    </style:style>
    <style:style style:name="P80" style:family="paragraph" style:parent-style-name="Standard">
      <style:text-properties style:font-name="DejaVu Sans" fo:font-size="16pt" style:text-underline-style="none" officeooo:rsid="0540b834" officeooo:paragraph-rsid="0540b834" style:font-size-asian="16pt" style:font-size-complex="16pt"/>
    </style:style>
    <style:style style:name="P81" style:family="paragraph" style:parent-style-name="Standard">
      <style:text-properties style:font-name="DejaVu Sans" fo:font-size="16pt" style:text-underline-style="none" fo:font-weight="normal" officeooo:rsid="0245def2" officeooo:paragraph-rsid="019d7704" style:font-size-asian="16pt" style:font-weight-asian="normal" style:font-size-complex="16pt" style:font-weight-complex="normal"/>
    </style:style>
    <style:style style:name="P82" style:family="paragraph" style:parent-style-name="Standard">
      <style:text-properties style:font-name="DejaVu Sans" fo:font-size="16pt" style:text-underline-style="none" fo:font-weight="normal" officeooo:rsid="0302cde8" officeooo:paragraph-rsid="0302cde8" style:font-size-asian="16pt" style:font-weight-asian="normal" style:font-size-complex="16pt" style:font-weight-complex="normal"/>
    </style:style>
    <style:style style:name="P83" style:family="paragraph" style:parent-style-name="Standard">
      <style:text-properties style:font-name="DejaVu Sans" fo:font-size="16pt" style:text-underline-style="none" fo:font-weight="normal" officeooo:rsid="0269eec5" officeooo:paragraph-rsid="0269eec5" style:font-size-asian="16pt" style:font-weight-asian="normal" style:font-size-complex="16pt" style:font-weight-complex="normal"/>
    </style:style>
    <style:style style:name="P84" style:family="paragraph" style:parent-style-name="Standard">
      <style:text-properties style:font-name="DejaVu Sans" fo:font-size="16pt" style:text-underline-style="none" fo:font-weight="normal" officeooo:rsid="012334f1" officeooo:paragraph-rsid="031a28cb" style:font-size-asian="16pt" style:font-weight-asian="normal" style:font-size-complex="16pt" style:font-weight-complex="normal"/>
    </style:style>
    <style:style style:name="P85" style:family="paragraph" style:parent-style-name="Standard">
      <style:text-properties style:font-name="DejaVu Sans" fo:font-size="16pt" style:text-underline-style="none" fo:font-weight="normal" officeooo:rsid="04c73b6e" officeooo:paragraph-rsid="04c73b6e" style:font-size-asian="16pt" style:font-weight-asian="normal" style:font-size-complex="16pt" style:font-weight-complex="normal"/>
    </style:style>
    <style:style style:name="P86" style:family="paragraph" style:parent-style-name="Standard">
      <style:text-properties style:font-name="DejaVu Sans" fo:font-size="16pt" style:text-underline-style="none" fo:font-weight="normal" officeooo:rsid="04e12e1d" officeooo:paragraph-rsid="04e12e1d" style:font-size-asian="16pt" style:font-weight-asian="normal" style:font-size-complex="16pt" style:font-weight-complex="normal"/>
    </style:style>
    <style:style style:name="P87" style:family="paragraph" style:parent-style-name="Standard">
      <style:text-properties style:font-name="DejaVu Sans" fo:font-size="16pt" style:text-underline-style="none" fo:font-weight="normal" officeooo:rsid="04c5a089" officeooo:paragraph-rsid="04e46d4b" style:font-size-asian="16pt" style:font-weight-asian="normal" style:font-size-complex="16pt" style:font-weight-complex="normal"/>
    </style:style>
    <style:style style:name="P88" style:family="paragraph" style:parent-style-name="Standard">
      <style:text-properties style:font-name="DejaVu Sans" fo:font-size="16pt" style:text-underline-style="none" fo:font-weight="normal" officeooo:rsid="04c5a089" officeooo:paragraph-rsid="031a28cb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DejaVu Sans" fo:font-size="16pt" fo:font-weight="bold" officeooo:rsid="0149910e" officeooo:paragraph-rsid="0149910e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DejaVu Sans" fo:font-size="16pt" fo:font-weight="bold" officeooo:rsid="00b7127c" officeooo:paragraph-rsid="043b5970" style:font-size-asian="16pt" style:font-weight-asian="bold" style:font-size-complex="16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DejaVu Sans" fo:font-size="16pt" fo:font-weight="bold" officeooo:rsid="00eaf781" officeooo:paragraph-rsid="043b5970" style:font-size-asian="16pt" style:font-weight-asian="bold" style:font-size-complex="16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DejaVu Sans" fo:font-size="16pt" fo:font-weight="normal" officeooo:rsid="01d41cd1" officeooo:paragraph-rsid="01d41cd1" style:font-size-asian="16pt" style:font-weight-asian="normal" style:font-size-complex="16pt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DejaVu Sans" fo:font-size="16pt" fo:font-weight="normal" officeooo:rsid="00b3aae6" officeooo:paragraph-rsid="00a0b359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text-align="center" style:justify-single-word="false"/>
      <style:text-properties style:font-name="DejaVu Sans" fo:font-size="16pt" fo:font-weight="normal" officeooo:rsid="00e68aab" officeooo:paragraph-rsid="00e40673" style:font-size-asian="16pt" style:font-weight-asian="normal" style:font-size-complex="16pt" style:font-weight-complex="normal"/>
    </style:style>
    <style:style style:name="P95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c9260" officeooo:paragraph-rsid="028e8998" style:font-size-asian="16pt" style:font-weight-asian="bold" style:font-size-complex="16pt" style:font-weight-complex="bold"/>
    </style:style>
    <style:style style:name="P96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d79b9" officeooo:paragraph-rsid="019d7704" style:font-size-asian="16pt" style:font-weight-asian="bold" style:font-size-complex="16pt" style:font-weight-complex="bold"/>
    </style:style>
    <style:style style:name="P97" style:family="paragraph" style:parent-style-name="Standard">
      <style:text-properties style:font-name="DejaVu Sans" fo:font-size="16pt" style:text-underline-style="solid" style:text-underline-width="auto" style:text-underline-color="font-color" fo:font-weight="bold" officeooo:rsid="002aa7bc" officeooo:paragraph-rsid="01a08757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font-name="DejaVu Sans" fo:font-size="14pt" officeooo:rsid="00e39033" officeooo:paragraph-rsid="051d8bee" style:font-size-asian="14pt" style:font-size-complex="14pt"/>
    </style:style>
    <style:style style:name="P99" style:family="paragraph" style:parent-style-name="Standard">
      <style:paragraph-properties fo:text-align="center" style:justify-single-word="false"/>
      <style:text-properties style:font-name="DejaVu Sans" fo:font-size="14pt" officeooo:rsid="0433b486" officeooo:paragraph-rsid="051f52a9" style:font-size-asian="14pt" style:font-size-complex="14pt"/>
    </style:style>
    <style:style style:name="P100" style:family="paragraph" style:parent-style-name="Standard">
      <style:paragraph-properties fo:text-align="center" style:justify-single-word="false"/>
      <style:text-properties style:font-name="DejaVu Sans" fo:font-size="14pt" officeooo:rsid="0516f5d8" officeooo:paragraph-rsid="051f52a9" style:font-size-asian="14pt" style:font-size-complex="14pt"/>
    </style:style>
    <style:style style:name="P101" style:family="paragraph" style:parent-style-name="Standard">
      <style:paragraph-properties fo:text-align="center" style:justify-single-word="false"/>
      <style:text-properties style:font-name="DejaVu Sans" fo:font-size="14pt" officeooo:rsid="04322195" officeooo:paragraph-rsid="051f52a9" style:font-size-asian="14pt" style:font-size-complex="14pt"/>
    </style:style>
    <style:style style:name="P102" style:family="paragraph" style:parent-style-name="Standard">
      <style:paragraph-properties fo:text-align="center" style:justify-single-word="false"/>
      <style:text-properties style:font-name="DejaVu Sans" fo:font-size="14pt" officeooo:rsid="01480274" officeooo:paragraph-rsid="051d8bee" style:font-size-asian="14pt" style:font-size-complex="14pt"/>
    </style:style>
    <style:style style:name="P103" style:family="paragraph" style:parent-style-name="Standard">
      <style:paragraph-properties fo:text-align="center" style:justify-single-word="false"/>
      <style:text-properties style:font-name="DejaVu Sans" fo:font-size="14pt" officeooo:rsid="0520e53d" officeooo:paragraph-rsid="0520e53d" style:font-size-asian="14pt" style:font-size-complex="14pt"/>
    </style:style>
    <style:style style:name="P104" style:family="paragraph" style:parent-style-name="Standard">
      <style:paragraph-properties fo:text-align="center" style:justify-single-word="false"/>
      <style:text-properties style:font-name="DejaVu Sans" fo:font-size="14pt" officeooo:rsid="00af901d" officeooo:paragraph-rsid="051d8bee" style:font-size-asian="14pt" style:font-size-complex="14pt"/>
    </style:style>
    <style:style style:name="P105" style:family="paragraph" style:parent-style-name="Standard">
      <style:paragraph-properties fo:text-align="center" style:justify-single-word="false"/>
      <style:text-properties style:font-name="DejaVu Sans" fo:font-size="14pt" officeooo:rsid="04358656" officeooo:paragraph-rsid="051f52a9" style:font-size-asian="14pt" style:font-size-complex="14pt"/>
    </style:style>
    <style:style style:name="P106" style:family="paragraph" style:parent-style-name="Standard">
      <style:paragraph-properties fo:text-align="center" style:justify-single-word="false"/>
      <style:text-properties style:font-name="DejaVu Sans" fo:font-size="14pt" officeooo:rsid="017fda2a" officeooo:paragraph-rsid="051d8bee" style:font-size-asian="14pt" style:font-size-complex="14pt"/>
    </style:style>
    <style:style style:name="P107" style:family="paragraph" style:parent-style-name="Standard">
      <style:paragraph-properties fo:text-align="center" style:justify-single-word="false"/>
      <style:text-properties style:font-name="DejaVu Sans" fo:font-size="14pt" officeooo:rsid="05264a0e" officeooo:paragraph-rsid="05264a0e" style:font-size-asian="14pt" style:font-size-complex="14pt"/>
    </style:style>
    <style:style style:name="P108" style:family="paragraph" style:parent-style-name="Standard">
      <style:paragraph-properties fo:text-align="center" style:justify-single-word="false"/>
      <style:text-properties style:font-name="DejaVu Sans" fo:font-size="14pt" fo:font-weight="normal" officeooo:rsid="0433b486" officeooo:paragraph-rsid="051f52a9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font-name="DejaVu Sans" fo:font-size="14pt" fo:font-weight="normal" officeooo:rsid="05264a0e" officeooo:paragraph-rsid="05264a0e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center" style:justify-single-word="false"/>
      <style:text-properties style:font-name="DejaVu Sans" fo:font-size="14pt" fo:font-weight="normal" officeooo:rsid="0520e53d" officeooo:paragraph-rsid="0520e53d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center" style:justify-single-word="false"/>
      <style:text-properties style:font-name="DejaVu Sans" fo:font-size="14pt" fo:font-weight="normal" officeooo:rsid="052560bc" officeooo:paragraph-rsid="052560bc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center" style:justify-single-word="false"/>
      <style:text-properties style:font-name="DejaVu Sans" fo:font-size="14pt" fo:font-weight="bold" officeooo:rsid="04322195" officeooo:paragraph-rsid="051f52a9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DejaVu Sans" fo:font-size="14pt" fo:font-weight="bold" officeooo:rsid="04358656" officeooo:paragraph-rsid="051f52a9" style:font-size-asian="14pt" style:font-weight-asian="bold" style:font-size-complex="14pt" style:font-weight-complex="bold"/>
    </style:style>
    <style:style style:name="P114" style:family="paragraph" style:parent-style-name="Standard">
      <style:text-properties style:font-name="eXsE" fo:font-size="16pt" officeooo:rsid="0118edca" officeooo:paragraph-rsid="015d5f54" style:font-size-asian="16pt" style:font-size-complex="16pt"/>
    </style:style>
    <style:style style:name="P115" style:family="paragraph" style:parent-style-name="Standard">
      <style:text-properties style:font-name="eXsE" fo:font-size="16pt" officeooo:rsid="0006d094" officeooo:paragraph-rsid="0006d094" style:font-size-asian="16pt" style:font-size-complex="16pt"/>
    </style:style>
    <style:style style:name="P116" style:family="paragraph" style:parent-style-name="Standard">
      <style:text-properties style:font-name="eXsE" fo:font-size="16pt" officeooo:rsid="0053bbe3" officeooo:paragraph-rsid="0044d4e9" style:font-size-asian="16pt" style:font-size-complex="16pt"/>
    </style:style>
    <style:style style:name="P117" style:family="paragraph" style:parent-style-name="Standard">
      <style:text-properties style:font-name="eXsE" fo:font-size="16pt" officeooo:rsid="0053bbe3" officeooo:paragraph-rsid="00d1254b" style:font-size-asian="16pt" style:font-size-complex="16pt"/>
    </style:style>
    <style:style style:name="P118" style:family="paragraph" style:parent-style-name="Standard">
      <style:text-properties style:font-name="eXsE" fo:font-size="16pt" officeooo:rsid="018789d0" officeooo:paragraph-rsid="028e8998" style:font-size-asian="16pt" style:font-size-complex="16pt"/>
    </style:style>
    <style:style style:name="P119" style:family="paragraph" style:parent-style-name="Standard">
      <style:text-properties style:font-name="eXsE" fo:font-size="16pt" officeooo:rsid="0166f74d" officeooo:paragraph-rsid="028e8998" style:font-size-asian="16pt" style:font-size-complex="16pt"/>
    </style:style>
    <style:style style:name="P120" style:family="paragraph" style:parent-style-name="Standard">
      <style:text-properties style:font-name="eXsE" fo:font-size="16pt" officeooo:rsid="007abd91" officeooo:paragraph-rsid="019d7704" style:font-size-asian="16pt" style:font-size-complex="16pt"/>
    </style:style>
    <style:style style:name="P121" style:family="paragraph" style:parent-style-name="Standard">
      <style:text-properties style:font-name="eXsE" fo:font-size="16pt" officeooo:rsid="007a6bb5" officeooo:paragraph-rsid="019d7704" style:font-size-asian="16pt" style:font-size-complex="16pt"/>
    </style:style>
    <style:style style:name="P122" style:family="paragraph" style:parent-style-name="Standard">
      <style:text-properties style:font-name="eXsE" fo:font-size="16pt" officeooo:rsid="00d04bda" officeooo:paragraph-rsid="01a08757" style:font-size-asian="16pt" style:font-size-complex="16pt"/>
    </style:style>
    <style:style style:name="P123" style:family="paragraph" style:parent-style-name="Standard">
      <style:text-properties style:font-name="eXsE" fo:font-size="16pt" officeooo:rsid="002f4463" officeooo:paragraph-rsid="01a08757" style:font-size-asian="16pt" style:font-size-complex="16pt"/>
    </style:style>
    <style:style style:name="P124" style:family="paragraph" style:parent-style-name="Standard">
      <style:text-properties style:font-name="eXsE" fo:font-size="16pt" officeooo:rsid="006bf3d1" officeooo:paragraph-rsid="020c78ba" style:font-size-asian="16pt" style:font-size-complex="16pt"/>
    </style:style>
    <style:style style:name="P125" style:family="paragraph" style:parent-style-name="Standard">
      <style:text-properties style:font-name="eXsE" fo:font-size="16pt" officeooo:rsid="00dbfd9f" officeooo:paragraph-rsid="01a08757" style:font-size-asian="16pt" style:font-size-complex="16pt"/>
    </style:style>
    <style:style style:name="P126" style:family="paragraph" style:parent-style-name="Standard">
      <style:text-properties style:font-name="eXsE" fo:font-size="16pt" officeooo:rsid="00cb119f" officeooo:paragraph-rsid="01a08757" style:font-size-asian="16pt" style:font-size-complex="16pt"/>
    </style:style>
    <style:style style:name="P127" style:family="paragraph" style:parent-style-name="Standard">
      <style:text-properties style:font-name="eXsE" fo:font-size="16pt" officeooo:rsid="00409e9e" officeooo:paragraph-rsid="01a08757" style:font-size-asian="16pt" style:font-size-complex="16pt"/>
    </style:style>
    <style:style style:name="P128" style:family="paragraph" style:parent-style-name="Standard">
      <style:text-properties style:font-name="eXsE" fo:font-size="16pt" officeooo:rsid="0126c2a3" officeooo:paragraph-rsid="03a24c74" style:font-size-asian="16pt" style:font-size-complex="16pt"/>
    </style:style>
    <style:style style:name="P129" style:family="paragraph" style:parent-style-name="Standard">
      <style:text-properties style:font-name="eXsE" fo:font-size="16pt" officeooo:rsid="011228dc" officeooo:paragraph-rsid="03bd3d7a" style:font-size-asian="16pt" style:font-size-complex="16pt"/>
    </style:style>
    <style:style style:name="P130" style:family="paragraph" style:parent-style-name="Standard">
      <style:text-properties style:font-name="eXsE" fo:font-size="16pt" officeooo:rsid="007e19d3" officeooo:paragraph-rsid="041562eb" style:font-size-asian="16pt" style:font-size-complex="16pt"/>
    </style:style>
    <style:style style:name="P131" style:family="paragraph" style:parent-style-name="Standard">
      <style:text-properties style:font-name="eXsE" fo:font-size="16pt" officeooo:rsid="01036115" officeooo:paragraph-rsid="041637c6" style:font-size-asian="16pt" style:font-size-complex="16pt"/>
    </style:style>
    <style:style style:name="P132" style:family="paragraph" style:parent-style-name="Standard">
      <style:text-properties style:font-name="eXsE" fo:font-size="16pt" officeooo:rsid="0033acff" officeooo:paragraph-rsid="020c78ba" style:font-size-asian="16pt" style:font-size-complex="16pt"/>
    </style:style>
    <style:style style:name="P133" style:family="paragraph" style:parent-style-name="Standard">
      <style:text-properties style:font-name="eXsE" fo:font-size="16pt" officeooo:rsid="0044d4e9" officeooo:paragraph-rsid="04321c04" style:font-size-asian="16pt" style:font-size-complex="16pt"/>
    </style:style>
    <style:style style:name="P134" style:family="paragraph" style:parent-style-name="Standard">
      <style:text-properties style:font-name="eXsE" fo:font-size="16pt" officeooo:rsid="00dd7d16" officeooo:paragraph-rsid="01a08757" style:font-size-asian="16pt" style:font-size-complex="16pt"/>
    </style:style>
    <style:style style:name="P135" style:family="paragraph" style:parent-style-name="Standard">
      <style:text-properties style:font-name="eXsE" fo:font-size="16pt" officeooo:rsid="043e719c" officeooo:paragraph-rsid="043e719c" style:font-size-asian="16pt" style:font-size-complex="16pt"/>
    </style:style>
    <style:style style:name="P136" style:family="paragraph" style:parent-style-name="Standard">
      <style:text-properties style:font-name="eXsE" fo:font-size="16pt" officeooo:rsid="0447534d" officeooo:paragraph-rsid="0447534d" style:font-size-asian="16pt" style:font-size-complex="16pt"/>
    </style:style>
    <style:style style:name="P137" style:family="paragraph" style:parent-style-name="Standard">
      <style:text-properties style:font-name="eXsE" fo:font-size="16pt" style:text-underline-style="solid" style:text-underline-width="auto" style:text-underline-color="font-color" officeooo:rsid="013ada7f" officeooo:paragraph-rsid="013b85f3" style:font-size-asian="16pt" style:font-size-complex="16pt"/>
    </style:style>
    <style:style style:name="P138" style:family="paragraph" style:parent-style-name="Standard">
      <style:text-properties style:font-name="eXsE" fo:font-size="16pt" style:text-underline-style="solid" style:text-underline-width="auto" style:text-underline-color="font-color" officeooo:rsid="002aa7bc" officeooo:paragraph-rsid="01a08757" style:font-size-asian="16pt" style:font-size-complex="16pt"/>
    </style:style>
    <style:style style:name="P139" style:family="paragraph" style:parent-style-name="Standard">
      <style:text-properties style:font-name="eXsE" fo:font-size="16pt" style:text-underline-style="none" officeooo:rsid="0122c6b4" officeooo:paragraph-rsid="031a28cb" style:font-size-asian="16pt" style:font-size-complex="16pt"/>
    </style:style>
    <style:style style:name="P140" style:family="paragraph" style:parent-style-name="Standard">
      <style:text-properties style:font-name="eXsE" fo:font-size="16pt" style:text-underline-style="none" officeooo:rsid="004df869" officeooo:paragraph-rsid="028e8998" style:font-size-asian="16pt" style:font-size-complex="16pt"/>
    </style:style>
    <style:style style:name="P141" style:family="paragraph" style:parent-style-name="Standard">
      <style:text-properties style:font-name="eXsE" fo:font-size="16pt" style:text-underline-style="none" officeooo:rsid="002c9260" officeooo:paragraph-rsid="019d7704" style:font-size-asian="16pt" style:font-size-complex="16pt"/>
    </style:style>
    <style:style style:name="P142" style:family="paragraph" style:parent-style-name="Standard">
      <style:text-properties style:font-name="eXsE" fo:font-size="16pt" style:text-underline-style="none" officeooo:rsid="0304f44d" officeooo:paragraph-rsid="0306a013" style:font-size-asian="16pt" style:font-size-complex="16pt"/>
    </style:style>
    <style:style style:name="P143" style:family="paragraph" style:parent-style-name="Standard">
      <style:text-properties style:font-name="eXsE" fo:font-size="16pt" style:text-underline-style="none" officeooo:rsid="0304f44d" officeooo:paragraph-rsid="03085e52" style:font-size-asian="16pt" style:font-size-complex="16pt"/>
    </style:style>
    <style:style style:name="P144" style:family="paragraph" style:parent-style-name="Standard">
      <style:text-properties style:font-name="eXsE" fo:font-size="16pt" style:text-underline-style="none" officeooo:rsid="0304f44d" officeooo:paragraph-rsid="04222e79" style:font-size-asian="16pt" style:font-size-complex="16pt"/>
    </style:style>
    <style:style style:name="P145" style:family="paragraph" style:parent-style-name="Standard">
      <style:text-properties style:font-name="eXsE" fo:font-size="16pt" style:text-underline-style="none" officeooo:rsid="0325ec9c" officeooo:paragraph-rsid="0325ec9c" style:font-size-asian="16pt" style:font-size-complex="16pt"/>
    </style:style>
    <style:style style:name="P146" style:family="paragraph" style:parent-style-name="Standard">
      <style:text-properties style:font-name="eXsE" fo:font-size="16pt" style:text-underline-style="none" officeooo:rsid="012334f1" officeooo:paragraph-rsid="026c4bb0" style:font-size-asian="16pt" style:font-size-complex="16pt"/>
    </style:style>
    <style:style style:name="P147" style:family="paragraph" style:parent-style-name="Standard">
      <style:text-properties style:font-name="eXsE" fo:font-size="16pt" style:text-underline-style="none" officeooo:rsid="00d04bda" officeooo:paragraph-rsid="01a08757" style:font-size-asian="16pt" style:font-size-complex="16pt"/>
    </style:style>
    <style:style style:name="P148" style:family="paragraph" style:parent-style-name="Standard">
      <style:text-properties fo:font-size="16pt" officeooo:paragraph-rsid="01a08757" style:font-size-asian="16pt" style:font-size-complex="16pt"/>
    </style:style>
    <style:style style:name="P149" style:family="paragraph" style:parent-style-name="Standard">
      <style:text-properties fo:font-size="16pt" officeooo:paragraph-rsid="020c78ba" style:font-size-asian="16pt" style:font-size-complex="16pt"/>
    </style:style>
    <style:style style:name="P150" style:family="paragraph" style:parent-style-name="Standard">
      <style:paragraph-properties fo:text-align="center" style:justify-single-word="false"/>
      <style:text-properties style:font-name="essiah" fo:font-size="16pt" officeooo:rsid="00a0220c" officeooo:paragraph-rsid="00a0220c" style:font-size-asian="16pt" style:font-size-complex="16pt"/>
    </style:style>
    <style:style style:name="P151" style:family="paragraph" style:parent-style-name="Standard">
      <style:paragraph-properties fo:text-align="center" style:justify-single-word="false"/>
      <style:text-properties style:font-name="essiah" fo:font-size="16pt" officeooo:rsid="00a0220c" officeooo:paragraph-rsid="014b0132" style:font-size-asian="16pt" style:font-size-complex="16pt"/>
    </style:style>
    <style:style style:name="P152" style:family="paragraph" style:parent-style-name="Standard">
      <style:paragraph-properties fo:text-align="center" style:justify-single-word="false"/>
      <style:text-properties style:font-name="essiah" fo:font-size="16pt" officeooo:rsid="0149910e" officeooo:paragraph-rsid="0149910e" style:font-size-asian="16pt" style:font-size-complex="16pt"/>
    </style:style>
    <style:style style:name="P153" style:family="paragraph" style:parent-style-name="Standard">
      <style:paragraph-properties fo:text-align="center" style:justify-single-word="false"/>
      <style:text-properties style:font-name="essiah" fo:font-size="16pt" officeooo:rsid="00b7127c" officeooo:paragraph-rsid="043b5970" style:font-size-asian="16pt" style:font-size-complex="16pt"/>
    </style:style>
    <style:style style:name="P154" style:family="paragraph" style:parent-style-name="Standard">
      <style:paragraph-properties fo:text-align="center" style:justify-single-word="false"/>
      <style:text-properties style:font-name="essiah" fo:font-size="16pt" officeooo:rsid="00eaf781" officeooo:paragraph-rsid="043b5970" style:font-size-asian="16pt" style:font-size-complex="16pt"/>
    </style:style>
    <style:style style:name="P155" style:family="paragraph" style:parent-style-name="Standard">
      <style:paragraph-properties fo:text-align="center" style:justify-single-word="false"/>
      <style:text-properties style:font-name="essiah" fo:font-size="16pt" officeooo:rsid="00d1254b" officeooo:paragraph-rsid="00d1254b" style:font-size-asian="16pt" style:font-size-complex="16pt"/>
    </style:style>
    <style:style style:name="P156" style:family="paragraph" style:parent-style-name="Standard">
      <style:text-properties style:font-name="essiah" fo:font-size="16pt" officeooo:rsid="00560f70" officeooo:paragraph-rsid="028e8998" style:font-size-asian="16pt" style:font-size-complex="16pt"/>
    </style:style>
    <style:style style:name="P157" style:family="paragraph" style:parent-style-name="Standard">
      <style:text-properties style:font-name="essiah" fo:font-size="16pt" officeooo:rsid="013757b2" officeooo:paragraph-rsid="03a24c74" style:font-size-asian="16pt" style:font-size-complex="16pt"/>
    </style:style>
    <style:style style:name="P158" style:family="paragraph" style:parent-style-name="Standard">
      <style:text-properties style:font-name="essiah" fo:font-size="16pt" officeooo:rsid="02291ca5" officeooo:paragraph-rsid="028e8998" style:font-size-asian="16pt" style:font-size-complex="16pt"/>
    </style:style>
    <style:style style:name="P159" style:family="paragraph" style:parent-style-name="Standard">
      <style:text-properties style:font-name="essiah" fo:font-size="16pt" officeooo:rsid="01699dff" officeooo:paragraph-rsid="03a9b498" style:font-size-asian="16pt" style:font-size-complex="16pt"/>
    </style:style>
    <style:style style:name="P160" style:family="paragraph" style:parent-style-name="Standard">
      <style:text-properties style:font-name="essiah" fo:font-size="16pt" officeooo:rsid="02ce3329" officeooo:paragraph-rsid="040fa2e3" style:font-size-asian="16pt" style:font-size-complex="16pt"/>
    </style:style>
    <style:style style:name="P161" style:family="paragraph" style:parent-style-name="Standard">
      <style:text-properties style:font-name="essiah" fo:font-size="16pt" officeooo:rsid="02cfa338" officeooo:paragraph-rsid="04866664" style:font-size-asian="16pt" style:font-size-complex="16pt"/>
    </style:style>
    <style:style style:name="P162" style:family="paragraph" style:parent-style-name="Standard">
      <style:text-properties style:font-name="essiah" fo:font-size="16pt" officeooo:rsid="003f3562" officeooo:paragraph-rsid="01a08757" style:font-size-asian="16pt" style:font-size-complex="16pt"/>
    </style:style>
    <style:style style:name="P163" style:family="paragraph" style:parent-style-name="Standard">
      <style:text-properties style:font-name="essiah" fo:font-size="16pt" officeooo:rsid="002f4463" officeooo:paragraph-rsid="020c78ba" style:font-size-asian="16pt" style:font-size-complex="16pt"/>
    </style:style>
    <style:style style:name="P164" style:family="paragraph" style:parent-style-name="Standard">
      <style:text-properties style:font-name="essiah" fo:font-size="16pt" officeooo:rsid="01422811" officeooo:paragraph-rsid="020c78ba" style:font-size-asian="16pt" style:font-size-complex="16pt"/>
    </style:style>
    <style:style style:name="P165" style:family="paragraph" style:parent-style-name="Standard">
      <style:paragraph-properties fo:text-align="center" style:justify-single-word="false"/>
      <style:text-properties style:font-name="essiah" fo:font-size="16pt" fo:font-weight="normal" officeooo:rsid="014c40f0" officeooo:paragraph-rsid="014c40f0" style:font-size-asian="16pt" style:font-weight-asian="normal" style:font-size-complex="16pt" style:font-weight-complex="normal"/>
    </style:style>
    <style:style style:name="P166" style:family="paragraph" style:parent-style-name="Standard">
      <style:paragraph-properties fo:text-align="center" style:justify-single-word="false"/>
      <style:text-properties style:font-name="essiah" fo:font-size="16pt" fo:font-weight="normal" officeooo:rsid="00d1254b" officeooo:paragraph-rsid="00d1254b" style:font-size-asian="16pt" style:font-weight-asian="normal" style:font-size-complex="16pt" style:font-weight-complex="normal"/>
    </style:style>
    <style:style style:name="P167" style:family="paragraph" style:parent-style-name="Standard">
      <style:text-properties style:font-name="essiah" fo:font-size="16pt" style:text-underline-style="none" officeooo:rsid="011021eb" officeooo:paragraph-rsid="031a28cb" style:font-size-asian="16pt" style:font-size-complex="16pt"/>
    </style:style>
    <style:style style:name="P168" style:family="paragraph" style:parent-style-name="Standard">
      <style:text-properties style:font-name="essiah" fo:font-size="16pt" style:text-underline-style="none" officeooo:rsid="0122c6b4" officeooo:paragraph-rsid="031a28cb" style:font-size-asian="16pt" style:font-size-complex="16pt"/>
    </style:style>
    <style:style style:name="P169" style:family="paragraph" style:parent-style-name="Standard">
      <style:text-properties style:font-name="essiah" fo:font-size="16pt" style:text-underline-style="none" officeooo:rsid="030d4657" officeooo:paragraph-rsid="033638d6" style:font-size-asian="16pt" style:font-size-complex="16pt"/>
    </style:style>
    <style:style style:name="P170" style:family="paragraph" style:parent-style-name="Standard">
      <style:text-properties style:font-name="essiah" fo:font-size="16pt" style:text-underline-style="none" officeooo:rsid="0259d23b" officeooo:paragraph-rsid="02d5f503" style:font-size-asian="16pt" style:font-size-complex="16pt"/>
    </style:style>
    <style:style style:name="P171" style:family="paragraph" style:parent-style-name="Standard">
      <style:text-properties style:font-name="essiah" fo:font-size="16pt" style:text-underline-style="none" officeooo:rsid="026b83ff" officeooo:paragraph-rsid="02d76419" style:font-size-asian="16pt" style:font-size-complex="16pt"/>
    </style:style>
    <style:style style:name="P172" style:family="paragraph" style:parent-style-name="Standard">
      <style:text-properties style:font-name="essiah" fo:font-size="16pt" style:text-underline-style="none" officeooo:rsid="046f938a" officeooo:paragraph-rsid="0473a1d6" style:font-size-asian="16pt" style:font-size-complex="16pt"/>
    </style:style>
    <style:style style:name="P173" style:family="paragraph" style:parent-style-name="Standard">
      <style:text-properties style:font-name="essiah" fo:font-size="16pt" style:text-underline-style="none" officeooo:rsid="0306a013" officeooo:paragraph-rsid="03085e52" style:font-size-asian="16pt" style:font-size-complex="16pt"/>
    </style:style>
    <style:style style:name="P174" style:family="paragraph" style:parent-style-name="Standard">
      <style:text-properties style:font-name="essiah" fo:font-size="16pt" style:text-underline-style="none" officeooo:rsid="0306a013" officeooo:paragraph-rsid="04222e79" style:font-size-asian="16pt" style:font-size-complex="16pt"/>
    </style:style>
    <style:style style:name="P175" style:family="paragraph" style:parent-style-name="Standard">
      <style:text-properties style:font-name="essiah" fo:font-size="16pt" style:text-underline-style="none" officeooo:rsid="04bee1f5" officeooo:paragraph-rsid="04c254d0" style:font-size-asian="16pt" style:font-size-complex="16pt"/>
    </style:style>
    <style:style style:name="P176" style:family="paragraph" style:parent-style-name="Standard">
      <style:text-properties style:font-name="essiah" fo:font-size="16pt" style:text-underline-style="none" officeooo:rsid="03d6f0d6" officeooo:paragraph-rsid="04c18e80" style:font-size-asian="16pt" style:font-size-complex="16pt"/>
    </style:style>
    <style:style style:name="P177" style:family="paragraph" style:parent-style-name="Standard">
      <style:text-properties style:font-name="essiah" fo:font-size="16pt" style:text-underline-style="none" officeooo:rsid="03b3654d" officeooo:paragraph-rsid="04d9a50b" style:font-size-asian="16pt" style:font-size-complex="16pt"/>
    </style:style>
    <style:style style:name="P178" style:family="paragraph" style:parent-style-name="Standard">
      <style:text-properties style:font-name="essiah" fo:font-size="16pt" style:text-underline-style="none" officeooo:rsid="03b3654d" officeooo:paragraph-rsid="0473a1d6" style:font-size-asian="16pt" style:font-size-complex="16pt"/>
    </style:style>
    <style:style style:name="P179" style:family="paragraph" style:parent-style-name="Standard">
      <style:text-properties style:font-name="essiah" fo:font-size="16pt" style:text-underline-style="none" officeooo:rsid="05327dcd" officeooo:paragraph-rsid="05327dcd" style:font-size-asian="16pt" style:font-size-complex="16pt"/>
    </style:style>
    <style:style style:name="P180" style:family="paragraph" style:parent-style-name="Standard">
      <style:text-properties style:font-name="essiah" fo:font-size="16pt" style:text-underline-style="none" officeooo:rsid="05386627" officeooo:paragraph-rsid="05386627" style:font-size-asian="16pt" style:font-size-complex="16pt"/>
    </style:style>
    <style:style style:name="P181" style:family="paragraph" style:parent-style-name="Standard">
      <style:text-properties style:font-name="essiah" fo:font-size="16pt" style:text-underline-style="none" fo:font-weight="normal" officeooo:rsid="04c6f55e" officeooo:paragraph-rsid="04c6f55e" style:font-size-asian="16pt" style:font-weight-asian="normal" style:font-size-complex="16pt" style:font-weight-complex="normal"/>
    </style:style>
    <style:style style:name="P182" style:family="paragraph" style:parent-style-name="Standard">
      <style:text-properties style:font-name="essiah" fo:font-size="16pt" style:text-underline-style="none" fo:font-weight="normal" officeooo:rsid="04c526dc" officeooo:paragraph-rsid="04e46d4b" style:font-size-asian="16pt" style:font-weight-asian="normal" style:font-size-complex="16pt" style:font-weight-complex="normal"/>
    </style:style>
    <style:style style:name="P183" style:family="paragraph" style:parent-style-name="Standard">
      <style:text-properties style:font-name="essiah" fo:font-size="16pt" style:text-underline-style="solid" style:text-underline-width="auto" style:text-underline-color="font-color" fo:font-weight="normal" officeooo:rsid="012334f1" officeooo:paragraph-rsid="031a28cb" style:font-size-asian="16pt" style:font-weight-asian="normal" style:font-size-complex="16pt" style:font-weight-complex="normal"/>
    </style:style>
    <style:style style:name="P184" style:family="paragraph" style:parent-style-name="Standard">
      <style:text-properties style:font-name="essiah" fo:font-size="18pt" officeooo:rsid="0145959a" officeooo:paragraph-rsid="01dbe58e" style:font-size-asian="18pt" style:font-size-complex="18pt"/>
    </style:style>
    <style:style style:name="P185" style:family="paragraph" style:parent-style-name="Standard">
      <style:text-properties style:font-name="essiah" fo:font-size="22pt" officeooo:rsid="0004f4f5" officeooo:paragraph-rsid="005cc315" style:font-size-asian="22pt" style:font-size-complex="22pt"/>
    </style:style>
    <style:style style:name="P186" style:family="paragraph" style:parent-style-name="Standard">
      <style:paragraph-properties fo:text-align="center" style:justify-single-word="false"/>
      <style:text-properties style:font-name="essiah" fo:font-size="14pt" officeooo:rsid="00af901d" officeooo:paragraph-rsid="051d8bee" style:font-size-asian="14pt" style:font-size-complex="14pt"/>
    </style:style>
    <style:style style:name="P187" style:family="paragraph" style:parent-style-name="Standard">
      <style:paragraph-properties fo:text-align="center" style:justify-single-word="false"/>
      <style:text-properties style:font-name="essiah" fo:font-size="14pt" officeooo:rsid="04321c04" officeooo:paragraph-rsid="051f52a9" style:font-size-asian="14pt" style:font-size-complex="14pt"/>
    </style:style>
    <style:style style:name="P188" style:family="paragraph" style:parent-style-name="Standard">
      <style:paragraph-properties fo:text-align="center" style:justify-single-word="false"/>
      <style:text-properties style:font-name="essiah" fo:font-size="14pt" officeooo:rsid="0516f5d8" officeooo:paragraph-rsid="051f52a9" style:font-size-asian="14pt" style:font-size-complex="14pt"/>
    </style:style>
    <style:style style:name="P189" style:family="paragraph" style:parent-style-name="Standard">
      <style:paragraph-properties fo:text-align="center" style:justify-single-word="false"/>
      <style:text-properties style:font-name="essiah" fo:font-size="14pt" officeooo:rsid="0520e53d" officeooo:paragraph-rsid="0520e53d" style:font-size-asian="14pt" style:font-size-complex="14pt"/>
    </style:style>
    <style:style style:name="P190" style:family="paragraph" style:parent-style-name="Standard">
      <style:paragraph-properties fo:text-align="center" style:justify-single-word="false"/>
      <style:text-properties style:font-name="essiah" fo:font-size="14pt" officeooo:rsid="04358656" officeooo:paragraph-rsid="051f52a9" style:font-size-asian="14pt" style:font-size-complex="14pt"/>
    </style:style>
    <style:style style:name="P191" style:family="paragraph" style:parent-style-name="Standard">
      <style:paragraph-properties fo:text-align="center" style:justify-single-word="false"/>
      <style:text-properties style:font-name="essiah" fo:font-size="14pt" officeooo:rsid="017fda2a" officeooo:paragraph-rsid="051d8bee" style:font-size-asian="14pt" style:font-size-complex="14pt"/>
    </style:style>
    <style:style style:name="P192" style:family="paragraph" style:parent-style-name="Standard">
      <style:paragraph-properties fo:text-align="center" style:justify-single-word="false"/>
      <style:text-properties style:font-name="essiah" fo:font-size="14pt" officeooo:rsid="052560bc" officeooo:paragraph-rsid="052560bc" style:font-size-asian="14pt" style:font-size-complex="14pt"/>
    </style:style>
    <style:style style:name="P193" style:family="paragraph" style:parent-style-name="Standard">
      <style:paragraph-properties fo:text-align="center" style:justify-single-word="false"/>
      <style:text-properties style:font-name="essiah" fo:font-size="14pt" officeooo:rsid="05264a0e" officeooo:paragraph-rsid="05264a0e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fo:font-size="16pt" officeooo:rsid="008d66f5" officeooo:paragraph-rsid="02c897c2" style:font-size-asian="16pt" style:font-size-complex="16pt"/>
    </style:style>
    <style:style style:name="P195" style:family="paragraph" style:parent-style-name="Table_20_Contents">
      <style:paragraph-properties fo:text-align="center" style:justify-single-word="false"/>
      <style:text-properties fo:font-size="16pt" officeooo:rsid="008db3de" officeooo:paragraph-rsid="02c897c2" style:font-size-asian="16pt" style:font-size-complex="16pt"/>
    </style:style>
    <style:style style:name="P196" style:family="paragraph" style:parent-style-name="Table_20_Contents">
      <style:paragraph-properties fo:text-align="center" style:justify-single-word="false"/>
      <style:text-properties fo:font-size="16pt" officeooo:paragraph-rsid="02c897c2" style:font-size-asian="16pt" style:font-size-complex="16pt"/>
    </style:style>
    <style:style style:name="P197" style:family="paragraph" style:parent-style-name="Table_20_Contents">
      <style:paragraph-properties fo:text-align="center" style:justify-single-word="false"/>
      <style:text-properties fo:font-size="16pt" officeooo:rsid="008ddc51" officeooo:paragraph-rsid="02c897c2" style:font-size-asian="16pt" style:font-size-complex="16pt"/>
    </style:style>
    <style:style style:name="P198" style:family="paragraph" style:parent-style-name="Table_20_Contents">
      <style:paragraph-properties fo:text-align="center" style:justify-single-word="false"/>
      <style:text-properties fo:font-size="16pt" officeooo:rsid="008e511c" officeooo:paragraph-rsid="02c897c2" style:font-size-asian="16pt" style:font-size-complex="16pt"/>
    </style:style>
    <style:style style:name="P199" style:family="paragraph" style:parent-style-name="Table_20_Contents">
      <style:paragraph-properties fo:text-align="center" style:justify-single-word="false"/>
      <style:text-properties fo:font-size="16pt" officeooo:rsid="046cd926" officeooo:paragraph-rsid="046cd926" style:font-size-asian="16pt" style:font-size-complex="16pt"/>
    </style:style>
    <style:style style:name="P200" style:family="paragraph" style:parent-style-name="Table_20_Contents">
      <style:paragraph-properties fo:text-align="center" style:justify-single-word="false"/>
      <style:text-properties fo:font-size="16pt" officeooo:rsid="04bb686b" officeooo:paragraph-rsid="04bb686b" style:font-size-asian="16pt" style:font-size-complex="16pt"/>
    </style:style>
    <style:style style:name="P201" style:family="paragraph" style:parent-style-name="Table_20_Contents">
      <style:paragraph-properties fo:text-align="center" style:justify-single-word="false"/>
      <style:text-properties fo:font-size="16pt" officeooo:rsid="04bc3738" officeooo:paragraph-rsid="04bc3738" style:font-size-asian="16pt" style:font-size-complex="16pt"/>
    </style:style>
    <style:style style:name="P202" style:family="paragraph" style:parent-style-name="Table_20_Contents">
      <style:paragraph-properties fo:text-align="center" style:justify-single-word="false"/>
      <style:text-properties fo:font-size="16pt" officeooo:rsid="04bc4059" officeooo:paragraph-rsid="04bc4059" style:font-size-asian="16pt" style:font-size-complex="16pt"/>
    </style:style>
    <style:style style:name="P203" style:family="paragraph" style:parent-style-name="Table_20_Contents">
      <style:paragraph-properties fo:text-align="center" style:justify-single-word="false"/>
      <style:text-properties style:font-name="eXsE" fo:font-size="16pt" officeooo:rsid="00255a3e" officeooo:paragraph-rsid="01a08757" style:font-size-asian="16pt" style:font-size-complex="16pt"/>
    </style:style>
    <style:style style:name="P204" style:family="paragraph" style:parent-style-name="Table_20_Contents">
      <style:paragraph-properties fo:text-align="center" style:justify-single-word="false"/>
      <style:text-properties style:font-name="eXsE" fo:font-size="16pt" officeooo:rsid="0118edca" officeooo:paragraph-rsid="01a08757" style:font-size-asian="16pt" style:font-size-complex="16pt"/>
    </style:style>
    <style:style style:name="P205" style:family="paragraph" style:parent-style-name="Table_20_Contents">
      <style:paragraph-properties fo:text-align="center" style:justify-single-word="false"/>
      <style:text-properties style:font-name="eXsE" fo:font-size="16pt" officeooo:rsid="01f3d31e" officeooo:paragraph-rsid="01f3d31e" style:font-size-asian="16pt" style:font-size-complex="16pt"/>
    </style:style>
    <style:style style:name="P206" style:family="paragraph" style:parent-style-name="Table_20_Contents">
      <style:paragraph-properties fo:text-align="center" style:justify-single-word="false"/>
      <style:text-properties style:font-name="eXsE" fo:font-size="16pt" officeooo:rsid="015718a2" officeooo:paragraph-rsid="01a08757" style:font-size-asian="16pt" style:font-size-complex="16pt"/>
    </style:style>
    <style:style style:name="P207" style:family="paragraph" style:parent-style-name="Table_20_Contents">
      <style:paragraph-properties fo:text-align="center" style:justify-single-word="false"/>
      <style:text-properties style:font-name="eXsE" fo:font-size="16pt" officeooo:rsid="0114d6f7" officeooo:paragraph-rsid="01a08757" style:font-size-asian="16pt" style:font-size-complex="16pt"/>
    </style:style>
    <style:style style:name="P208" style:family="paragraph" style:parent-style-name="Table_20_Contents">
      <style:paragraph-properties fo:text-align="center" style:justify-single-word="false"/>
      <style:text-properties style:font-name="essiah" fo:font-size="16pt" officeooo:rsid="008db3de" officeooo:paragraph-rsid="02c897c2" style:font-size-asian="16pt" style:font-size-complex="16pt"/>
    </style:style>
    <style:style style:name="P209" style:family="paragraph" style:parent-style-name="Table_20_Contents">
      <style:paragraph-properties fo:text-align="center" style:justify-single-word="false"/>
      <style:text-properties style:font-name="essiah" fo:font-size="16pt" officeooo:rsid="03f2abca" officeooo:paragraph-rsid="03f2abca" style:font-size-asian="16pt" style:font-size-complex="16pt"/>
    </style:style>
    <style:style style:name="P210" style:family="paragraph" style:parent-style-name="Table_20_Contents">
      <style:paragraph-properties fo:text-align="center" style:justify-single-word="false"/>
      <style:text-properties style:font-name="essiah" fo:font-size="16pt" officeooo:rsid="00255a3e" officeooo:paragraph-rsid="01a08757" style:font-size-asian="16pt" style:font-size-complex="16pt"/>
    </style:style>
    <style:style style:name="P211" style:family="paragraph" style:parent-style-name="Table_20_Contents">
      <style:paragraph-properties fo:text-align="center" style:justify-single-word="false"/>
      <style:text-properties style:font-name="essiah" fo:font-size="16pt" officeooo:rsid="00c2dad4" officeooo:paragraph-rsid="01a08757" style:font-size-asian="16pt" style:font-size-complex="16pt"/>
    </style:style>
    <style:style style:name="P212" style:family="paragraph" style:parent-style-name="Table_20_Contents">
      <style:paragraph-properties fo:text-align="center" style:justify-single-word="false"/>
      <style:text-properties style:font-name="essiah" fo:font-size="16pt" officeooo:rsid="029ab94c" officeooo:paragraph-rsid="029ab94c" style:font-size-asian="16pt" style:font-size-complex="16pt"/>
    </style:style>
    <style:style style:name="P213" style:family="paragraph" style:parent-style-name="Table_20_Contents">
      <style:paragraph-properties fo:text-align="center" style:justify-single-word="false"/>
      <style:text-properties style:font-name="essiah" fo:font-size="16pt" officeooo:rsid="04bb686b" officeooo:paragraph-rsid="04bb686b" style:font-size-asian="16pt" style:font-size-complex="16pt"/>
    </style:style>
    <style:style style:name="P214" style:family="paragraph" style:parent-style-name="Table_20_Contents">
      <style:paragraph-properties fo:text-align="center" style:justify-single-word="false"/>
      <style:text-properties style:font-name="essiah" fo:font-size="16pt" officeooo:rsid="04bc3738" officeooo:paragraph-rsid="04bc3738" style:font-size-asian="16pt" style:font-size-complex="16pt"/>
    </style:style>
    <style:style style:name="P215" style:family="paragraph" style:parent-style-name="Table_20_Contents">
      <style:paragraph-properties fo:text-align="center" style:justify-single-word="false"/>
      <style:text-properties style:font-name="essiah" fo:font-size="16pt" officeooo:rsid="05429ecc" officeooo:paragraph-rsid="03f2abca" style:font-size-asian="16pt" style:font-size-complex="16pt"/>
    </style:style>
    <style:style style:name="P216" style:family="paragraph" style:parent-style-name="Table_20_Contents">
      <style:paragraph-properties fo:text-align="center" style:justify-single-word="false"/>
      <style:text-properties style:font-name="essiah" fo:font-size="16pt" officeooo:rsid="0552d28a" officeooo:paragraph-rsid="0552d28a" style:font-size-asian="16pt" style:font-size-complex="16pt"/>
    </style:style>
    <style:style style:name="P217" style:family="paragraph" style:parent-style-name="Standard">
      <style:text-properties style:font-name="essio" fo:font-size="16pt" officeooo:rsid="020bba62" officeooo:paragraph-rsid="051f52a9" style:font-size-asian="16pt" style:font-size-complex="16pt"/>
    </style:style>
    <style:style style:name="P218" style:family="paragraph" style:parent-style-name="Standard">
      <style:text-properties style:font-name="essio" fo:font-size="16pt" officeooo:rsid="056449ea" officeooo:paragraph-rsid="056449ea" style:font-size-asian="16pt" style:font-size-complex="16pt"/>
    </style:style>
    <style:style style:name="P219" style:family="paragraph" style:parent-style-name="Standard">
      <style:paragraph-properties fo:text-align="center" style:justify-single-word="false"/>
      <style:text-properties style:font-name="DejaVu Sans" fo:font-size="16pt" officeooo:rsid="002aa12c" officeooo:paragraph-rsid="056867ab" style:font-size-asian="16pt" style:font-size-complex="16pt"/>
    </style:style>
    <style:style style:name="P220" style:family="paragraph" style:parent-style-name="Standard">
      <style:text-properties style:font-name="DejaVu Sans" fo:font-size="16pt" officeooo:rsid="004bbec1" officeooo:paragraph-rsid="02cb5702" style:font-size-asian="16pt" style:font-size-complex="16pt"/>
    </style:style>
    <style:style style:name="P221" style:family="paragraph" style:parent-style-name="Standard">
      <style:text-properties style:font-name="DejaVu Sans" fo:font-size="16pt" style:text-underline-style="none" officeooo:rsid="01876427" officeooo:paragraph-rsid="028e8998" style:font-size-asian="16pt" style:font-size-complex="16pt"/>
    </style:style>
    <style:style style:name="P222" style:family="paragraph" style:parent-style-name="Standard">
      <style:text-properties style:font-name="DejaVu Sans" fo:font-size="16pt" style:text-underline-style="none" officeooo:rsid="057aa65c" officeooo:paragraph-rsid="053a4bac" style:font-size-asian="16pt" style:font-size-complex="16pt"/>
    </style:style>
    <style:style style:name="P223" style:family="paragraph" style:parent-style-name="Standard">
      <style:text-properties style:font-name="DejaVu Sans" fo:font-size="16pt" style:text-underline-style="none" officeooo:rsid="04c03dff" officeooo:paragraph-rsid="04c254d0" style:font-size-asian="16pt" style:font-size-complex="16pt"/>
    </style:style>
    <style:style style:name="P224" style:family="paragraph" style:parent-style-name="Standard">
      <style:text-properties style:font-name="essiah" fo:font-size="16pt" style:text-underline-style="none" officeooo:rsid="013237d9" officeooo:paragraph-rsid="02eb3314" style:font-size-asian="16pt" style:font-size-complex="16pt"/>
    </style:style>
    <style:style style:name="P225" style:family="paragraph" style:parent-style-name="Standard">
      <style:text-properties style:font-name="essiah" fo:font-size="16pt" style:text-underline-style="none" officeooo:rsid="05402c63" officeooo:paragraph-rsid="05402c63" style:font-size-asian="16pt" style:font-size-complex="16pt"/>
    </style:style>
    <style:style style:name="P226" style:family="paragraph" style:parent-style-name="Standard">
      <style:text-properties style:font-name="essiah" fo:font-size="16pt" style:text-underline-style="none" officeooo:rsid="057aa65c" officeooo:paragraph-rsid="057aa65c" style:font-size-asian="16pt" style:font-size-complex="16pt"/>
    </style:style>
    <style:style style:name="P227" style:family="paragraph" style:parent-style-name="Standard">
      <style:text-properties style:font-name="essiah" fo:font-size="16pt" style:text-underline-style="none" officeooo:rsid="0540b834" officeooo:paragraph-rsid="0540b834" style:font-size-asian="16pt" style:font-size-complex="16pt"/>
    </style:style>
    <style:style style:name="P228" style:family="paragraph" style:parent-style-name="Standard">
      <style:text-properties style:font-name="essiah" fo:font-size="16pt" style:text-underline-style="none" officeooo:rsid="0584a11f" officeooo:paragraph-rsid="0584a11f" style:font-size-asian="16pt" style:font-size-complex="16pt"/>
    </style:style>
    <style:style style:name="P229" style:family="paragraph" style:parent-style-name="Standard">
      <style:text-properties style:font-name="DejaVu Sans" fo:font-size="16pt" style:text-underline-style="none" officeooo:rsid="0584a11f" officeooo:paragraph-rsid="0584a11f" style:font-size-asian="16pt" style:font-size-complex="16pt"/>
    </style:style>
    <style:style style:name="T1" style:family="text">
      <style:text-properties style:font-name="eXsE"/>
    </style:style>
    <style:style style:name="T2" style:family="text">
      <style:text-properties style:font-name="eXsE" officeooo:rsid="002f4463"/>
    </style:style>
    <style:style style:name="T3" style:family="text">
      <style:text-properties style:font-name="eXsE" officeooo:rsid="01052053"/>
    </style:style>
    <style:style style:name="T4" style:family="text">
      <style:text-properties style:font-name="eXsE" style:text-underline-style="none" officeooo:rsid="004c3bf4"/>
    </style:style>
    <style:style style:name="T5" style:family="text">
      <style:text-properties style:font-name="DejaVu Sans"/>
    </style:style>
    <style:style style:name="T6" style:family="text">
      <style:text-properties style:font-name="DejaVu Sans" officeooo:rsid="002d842b"/>
    </style:style>
    <style:style style:name="T7" style:family="text">
      <style:text-properties style:font-name="DejaVu Sans" officeooo:rsid="002f4463"/>
    </style:style>
    <style:style style:name="T8" style:family="text">
      <style:text-properties style:font-name="DejaVu Sans" officeooo:rsid="003b249e"/>
    </style:style>
    <style:style style:name="T9" style:family="text">
      <style:text-properties style:font-name="DejaVu Sans" officeooo:rsid="0034292e"/>
    </style:style>
    <style:style style:name="T10" style:family="text">
      <style:text-properties style:font-name="DejaVu Sans" officeooo:rsid="00462f92"/>
    </style:style>
    <style:style style:name="T11" style:family="text">
      <style:text-properties style:font-name="DejaVu Sans" officeooo:rsid="00560f70"/>
    </style:style>
    <style:style style:name="T12" style:family="text">
      <style:text-properties style:font-name="DejaVu Sans" officeooo:rsid="00628e40"/>
    </style:style>
    <style:style style:name="T13" style:family="text">
      <style:text-properties style:font-name="DejaVu Sans" officeooo:rsid="00645de8"/>
    </style:style>
    <style:style style:name="T14" style:family="text">
      <style:text-properties style:font-name="DejaVu Sans" officeooo:rsid="0069769f"/>
    </style:style>
    <style:style style:name="T15" style:family="text">
      <style:text-properties style:font-name="DejaVu Sans" officeooo:rsid="006a1b65"/>
    </style:style>
    <style:style style:name="T16" style:family="text">
      <style:text-properties style:font-name="DejaVu Sans" officeooo:rsid="00d04bda"/>
    </style:style>
    <style:style style:name="T17" style:family="text">
      <style:text-properties style:font-name="DejaVu Sans" officeooo:rsid="00efbc57"/>
    </style:style>
    <style:style style:name="T18" style:family="text">
      <style:text-properties style:font-name="DejaVu Sans" officeooo:rsid="00f30755"/>
    </style:style>
    <style:style style:name="T19" style:family="text">
      <style:text-properties style:font-name="DejaVu Sans" officeooo:rsid="00f3d66a"/>
    </style:style>
    <style:style style:name="T20" style:family="text">
      <style:text-properties style:font-name="DejaVu Sans" officeooo:rsid="00fc0d14"/>
    </style:style>
    <style:style style:name="T21" style:family="text">
      <style:text-properties style:font-name="DejaVu Sans" officeooo:rsid="005ceb8e"/>
    </style:style>
    <style:style style:name="T22" style:family="text">
      <style:text-properties style:font-name="DejaVu Sans" officeooo:rsid="007c8733"/>
    </style:style>
    <style:style style:name="T23" style:family="text">
      <style:text-properties style:font-name="DejaVu Sans" officeooo:rsid="007f892a"/>
    </style:style>
    <style:style style:name="T24" style:family="text">
      <style:text-properties style:font-name="DejaVu Sans" officeooo:rsid="010a3485"/>
    </style:style>
    <style:style style:name="T25" style:family="text">
      <style:text-properties style:font-name="DejaVu Sans" officeooo:rsid="0112f06a"/>
    </style:style>
    <style:style style:name="T26" style:family="text">
      <style:text-properties style:font-name="DejaVu Sans" officeooo:rsid="0114d6f7"/>
    </style:style>
    <style:style style:name="T27" style:family="text">
      <style:text-properties style:font-name="DejaVu Sans" officeooo:rsid="01422811"/>
    </style:style>
    <style:style style:name="T28" style:family="text">
      <style:text-properties style:font-name="DejaVu Sans" officeooo:rsid="0144d3c5"/>
    </style:style>
    <style:style style:name="T29" style:family="text">
      <style:text-properties style:font-name="DejaVu Sans" officeooo:rsid="0145959a"/>
    </style:style>
    <style:style style:name="T30" style:family="text">
      <style:text-properties style:font-name="DejaVu Sans" officeooo:rsid="015db1d7"/>
    </style:style>
    <style:style style:name="T31" style:family="text">
      <style:text-properties style:font-name="DejaVu Sans" style:text-underline-style="none"/>
    </style:style>
    <style:style style:name="T32" style:family="text">
      <style:text-properties style:font-name="DejaVu Sans" style:text-underline-style="none" officeooo:rsid="00f86457"/>
    </style:style>
    <style:style style:name="T33" style:family="text">
      <style:text-properties style:font-name="DejaVu Sans" style:text-underline-style="none" officeooo:rsid="00fa45d7"/>
    </style:style>
    <style:style style:name="T34" style:family="text">
      <style:text-properties style:font-name="DejaVu Sans" style:text-underline-style="none" officeooo:rsid="043f9693"/>
    </style:style>
    <style:style style:name="T35" style:family="text">
      <style:text-properties style:font-name="DejaVu Sans" style:text-underline-style="none" officeooo:rsid="0443fb73"/>
    </style:style>
    <style:style style:name="T36" style:family="text">
      <style:text-properties style:font-name="DejaVu Sans" style:text-underline-style="none" officeooo:rsid="044706d6"/>
    </style:style>
    <style:style style:name="T37" style:family="text">
      <style:text-properties style:font-name="DejaVu Sans" style:text-underline-style="none" officeooo:rsid="04493ead"/>
    </style:style>
    <style:style style:name="T38" style:family="text">
      <style:text-properties style:font-name="DejaVu Sans" style:text-underline-style="none" officeooo:rsid="044b5a1c"/>
    </style:style>
    <style:style style:name="T39" style:family="text">
      <style:text-properties style:font-name="DejaVu Sans" style:text-underline-style="none" officeooo:rsid="045e5b1b"/>
    </style:style>
    <style:style style:name="T40" style:family="text">
      <style:text-properties style:font-name="DejaVu Sans" style:text-underline-style="none" officeooo:rsid="048c685d"/>
    </style:style>
    <style:style style:name="T41" style:family="text">
      <style:text-properties style:font-name="DejaVu Sans" style:text-underline-style="none" officeooo:rsid="046046f0"/>
    </style:style>
    <style:style style:name="T42" style:family="text">
      <style:text-properties style:font-name="DejaVu Sans" style:text-underline-style="none" officeooo:rsid="04fdbda6"/>
    </style:style>
    <style:style style:name="T43" style:family="text">
      <style:text-properties style:font-name="DejaVu Sans" style:text-underline-style="none" officeooo:rsid="04fdd3ac"/>
    </style:style>
    <style:style style:name="T44" style:family="text">
      <style:text-properties style:font-name="DejaVu Sans" style:text-underline-style="none" officeooo:rsid="04ff6cb7"/>
    </style:style>
    <style:style style:name="T45" style:family="text">
      <style:text-properties style:font-name="DejaVu Sans" style:text-underline-style="none" officeooo:rsid="0500bb15"/>
    </style:style>
    <style:style style:name="T46" style:family="text">
      <style:text-properties style:font-name="DejaVu Sans" style:text-underline-style="none" officeooo:rsid="04d5d8f0"/>
    </style:style>
    <style:style style:name="T47" style:family="text">
      <style:text-properties style:font-name="DejaVu Sans" style:text-underline-style="none" officeooo:rsid="04ecda80"/>
    </style:style>
    <style:style style:name="T48" style:family="text">
      <style:text-properties style:font-name="DejaVu Sans" style:text-underline-style="none" officeooo:rsid="055b3321"/>
    </style:style>
    <style:style style:name="T49" style:family="text">
      <style:text-properties style:font-name="DejaVu Sans" officeooo:rsid="01876427"/>
    </style:style>
    <style:style style:name="T50" style:family="text">
      <style:text-properties style:font-name="DejaVu Sans" officeooo:rsid="01699dff"/>
    </style:style>
    <style:style style:name="T51" style:family="text">
      <style:text-properties style:font-name="DejaVu Sans" officeooo:rsid="01916cb1"/>
    </style:style>
    <style:style style:name="T52" style:family="text">
      <style:text-properties style:font-name="DejaVu Sans" officeooo:rsid="01ff4ddd"/>
    </style:style>
    <style:style style:name="T53" style:family="text">
      <style:text-properties style:font-name="DejaVu Sans" officeooo:rsid="021128de"/>
    </style:style>
    <style:style style:name="T54" style:family="text">
      <style:text-properties style:font-name="DejaVu Sans" officeooo:rsid="0215b1a8"/>
    </style:style>
    <style:style style:name="T55" style:family="text">
      <style:text-properties style:font-name="DejaVu Sans" officeooo:rsid="02175c65"/>
    </style:style>
    <style:style style:name="T56" style:family="text">
      <style:text-properties style:font-name="DejaVu Sans" officeooo:rsid="025982c1"/>
    </style:style>
    <style:style style:name="T57" style:family="text">
      <style:text-properties style:font-name="DejaVu Sans" officeooo:rsid="0263714d"/>
    </style:style>
    <style:style style:name="T58" style:family="text">
      <style:text-properties style:font-name="DejaVu Sans" officeooo:rsid="026647cc"/>
    </style:style>
    <style:style style:name="T59" style:family="text">
      <style:text-properties style:font-name="DejaVu Sans" officeooo:rsid="02adbabf"/>
    </style:style>
    <style:style style:name="T60" style:family="text">
      <style:text-properties style:font-name="DejaVu Sans" officeooo:rsid="031873e7"/>
    </style:style>
    <style:style style:name="T61" style:family="text">
      <style:text-properties style:font-name="DejaVu Sans" officeooo:rsid="0354344b"/>
    </style:style>
    <style:style style:name="T62" style:family="text">
      <style:text-properties style:font-name="DejaVu Sans" officeooo:rsid="03085e52"/>
    </style:style>
    <style:style style:name="T63" style:family="text">
      <style:text-properties style:font-name="DejaVu Sans" officeooo:rsid="0313388b"/>
    </style:style>
    <style:style style:name="T64" style:family="text">
      <style:text-properties style:font-name="DejaVu Sans" officeooo:rsid="04222e79"/>
    </style:style>
    <style:style style:name="T65" style:family="text">
      <style:text-properties style:font-name="DejaVu Sans" officeooo:rsid="04ab5aa0"/>
    </style:style>
    <style:style style:name="T66" style:family="text">
      <style:text-properties style:font-name="DejaVu Sans" officeooo:rsid="04af94a3"/>
    </style:style>
    <style:style style:name="T67" style:family="text">
      <style:text-properties style:font-name="DejaVu Sans" officeooo:rsid="04b643df"/>
    </style:style>
    <style:style style:name="T68" style:family="text">
      <style:text-properties style:font-name="DejaVu Sans" officeooo:rsid="052ad10b"/>
    </style:style>
    <style:style style:name="T69" style:family="text">
      <style:text-properties style:font-name="DejaVu Sans" officeooo:rsid="0557e86e"/>
    </style:style>
    <style:style style:name="T70" style:family="text">
      <style:text-properties officeooo:rsid="00409e9e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6d48ee"/>
    </style:style>
    <style:style style:name="T73" style:family="text">
      <style:text-properties style:text-underline-style="none" officeooo:rsid="016c7041"/>
    </style:style>
    <style:style style:name="T74" style:family="text">
      <style:text-properties style:text-underline-style="none" officeooo:rsid="0171317d"/>
    </style:style>
    <style:style style:name="T75" style:family="text">
      <style:text-properties style:text-underline-style="none" officeooo:rsid="00628e40"/>
    </style:style>
    <style:style style:name="T76" style:family="text">
      <style:text-properties style:text-underline-style="none" officeooo:rsid="0273dd29"/>
    </style:style>
    <style:style style:name="T77" style:family="text">
      <style:text-properties style:text-underline-style="none" officeooo:rsid="029314ac"/>
    </style:style>
    <style:style style:name="T78" style:family="text">
      <style:text-properties style:text-underline-style="none" officeooo:rsid="0296f091"/>
    </style:style>
    <style:style style:name="T79" style:family="text">
      <style:text-properties style:text-underline-style="none" officeooo:rsid="02c1f7c6"/>
    </style:style>
    <style:style style:name="T80" style:family="text">
      <style:text-properties style:text-underline-style="none" officeooo:rsid="02c42fe5"/>
    </style:style>
    <style:style style:name="T81" style:family="text">
      <style:text-properties style:text-underline-style="none" officeooo:rsid="035f77ae"/>
    </style:style>
    <style:style style:name="T82" style:family="text">
      <style:text-properties style:text-underline-style="none" officeooo:rsid="039d3f76"/>
    </style:style>
    <style:style style:name="T83" style:family="text">
      <style:text-properties style:text-underline-style="none" officeooo:rsid="03a9b498"/>
    </style:style>
    <style:style style:name="T84" style:family="text">
      <style:text-properties style:text-underline-style="none" officeooo:rsid="016deff9"/>
    </style:style>
    <style:style style:name="T85" style:family="text">
      <style:text-properties style:text-underline-style="none" officeooo:rsid="03ab5aad"/>
    </style:style>
    <style:style style:name="T86" style:family="text">
      <style:text-properties style:text-underline-style="none" officeooo:rsid="03c8655a"/>
    </style:style>
    <style:style style:name="T87" style:family="text">
      <style:text-properties style:text-underline-style="none" officeooo:rsid="03ca3850"/>
    </style:style>
    <style:style style:name="T88" style:family="text">
      <style:text-properties style:text-underline-style="none" officeooo:rsid="03f70ee0"/>
    </style:style>
    <style:style style:name="T89" style:family="text">
      <style:text-properties style:text-underline-style="none" officeooo:rsid="018ea4e2"/>
    </style:style>
    <style:style style:name="T90" style:family="text">
      <style:text-properties style:text-underline-style="none" officeooo:rsid="027328e3"/>
    </style:style>
    <style:style style:name="T91" style:family="text">
      <style:text-properties style:text-underline-style="none" officeooo:rsid="049927a8"/>
    </style:style>
    <style:style style:name="T92" style:family="text">
      <style:text-properties style:text-underline-style="none" officeooo:rsid="049b88f6"/>
    </style:style>
    <style:style style:name="T93" style:family="text">
      <style:text-properties style:text-underline-style="none" officeooo:rsid="050930f9"/>
    </style:style>
    <style:style style:name="T94" style:family="text">
      <style:text-properties style:text-underline-style="none" officeooo:rsid="0544963f"/>
    </style:style>
    <style:style style:name="T95" style:family="text">
      <style:text-properties style:text-underline-style="none" officeooo:rsid="0545171a"/>
    </style:style>
    <style:style style:name="T96" style:family="text">
      <style:text-properties style:text-underline-style="none" officeooo:rsid="0545dfe6"/>
    </style:style>
    <style:style style:name="T97" style:family="text">
      <style:text-properties style:text-underline-style="none" officeooo:rsid="0329cdea"/>
    </style:style>
    <style:style style:name="T98" style:family="text">
      <style:text-properties officeooo:rsid="00914f75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2aeb119" style:font-weight-asian="bold" style:font-weight-complex="bold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b3aae6" style:font-weight-asian="normal" style:font-weight-complex="normal"/>
    </style:style>
    <style:style style:name="T103" style:family="text">
      <style:text-properties fo:font-weight="normal" officeooo:rsid="00b56708" style:font-weight-asian="normal" style:font-weight-complex="normal"/>
    </style:style>
    <style:style style:name="T104" style:family="text">
      <style:text-properties fo:font-weight="normal" officeooo:rsid="00bb606c" style:font-weight-asian="normal" style:font-weight-complex="normal"/>
    </style:style>
    <style:style style:name="T105" style:family="text">
      <style:text-properties fo:font-weight="normal" officeooo:rsid="00e13b86" style:font-weight-asian="normal" style:font-weight-complex="normal"/>
    </style:style>
    <style:style style:name="T106" style:family="text">
      <style:text-properties fo:font-weight="normal" officeooo:rsid="00e68aab" style:font-weight-asian="normal" style:font-weight-complex="normal"/>
    </style:style>
    <style:style style:name="T107" style:family="text">
      <style:text-properties fo:font-weight="normal" officeooo:rsid="02aeb119" style:font-weight-asian="normal" style:font-weight-complex="normal"/>
    </style:style>
    <style:style style:name="T108" style:family="text">
      <style:text-properties fo:font-weight="normal" officeooo:rsid="02b141ec" style:font-weight-asian="normal" style:font-weight-complex="normal"/>
    </style:style>
    <style:style style:name="T109" style:family="text">
      <style:text-properties officeooo:rsid="00b010cf"/>
    </style:style>
    <style:style style:name="T110" style:family="text">
      <style:text-properties officeooo:rsid="00b7127c"/>
    </style:style>
    <style:style style:name="T111" style:family="text">
      <style:text-properties officeooo:rsid="01052053"/>
    </style:style>
    <style:style style:name="T112" style:family="text">
      <style:text-properties officeooo:rsid="01255848"/>
    </style:style>
    <style:style style:name="T113" style:family="text">
      <style:text-properties officeooo:rsid="013520c4"/>
    </style:style>
    <style:style style:name="T114" style:family="text">
      <style:text-properties officeooo:rsid="005ceb8e"/>
    </style:style>
    <style:style style:name="T115" style:family="text">
      <style:text-properties officeooo:rsid="01750d8f"/>
    </style:style>
    <style:style style:name="T116" style:family="text">
      <style:text-properties officeooo:rsid="01916cb1"/>
    </style:style>
    <style:style style:name="T117" style:family="text">
      <style:text-properties officeooo:rsid="0081a6a3"/>
    </style:style>
    <style:style style:name="T118" style:family="text">
      <style:text-properties officeooo:rsid="01a79071"/>
    </style:style>
    <style:style style:name="T119" style:family="text">
      <style:text-properties officeooo:rsid="01a99c17"/>
    </style:style>
    <style:style style:name="T120" style:family="text">
      <style:text-properties officeooo:rsid="01ab0c2e"/>
    </style:style>
    <style:style style:name="T121" style:family="text">
      <style:text-properties style:font-name="essio"/>
    </style:style>
    <style:style style:name="T122" style:family="text">
      <style:text-properties officeooo:rsid="021f309f"/>
    </style:style>
    <style:style style:name="T123" style:family="text">
      <style:text-properties officeooo:rsid="022d4e7a"/>
    </style:style>
    <style:style style:name="T124" style:family="text">
      <style:text-properties officeooo:rsid="023b7ea4"/>
    </style:style>
    <style:style style:name="T125" style:family="text">
      <style:text-properties officeooo:rsid="025b8cd8"/>
    </style:style>
    <style:style style:name="T126" style:family="text">
      <style:text-properties officeooo:rsid="026e0b94"/>
    </style:style>
    <style:style style:name="T127" style:family="text">
      <style:text-properties officeooo:rsid="027d0c8e"/>
    </style:style>
    <style:style style:name="T128" style:family="text">
      <style:text-properties officeooo:rsid="029174a9"/>
    </style:style>
    <style:style style:name="T129" style:family="text">
      <style:text-properties officeooo:rsid="0294cff6"/>
    </style:style>
    <style:style style:name="T130" style:family="text">
      <style:text-properties officeooo:rsid="02b98b2f"/>
    </style:style>
    <style:style style:name="T131" style:family="text">
      <style:text-properties officeooo:rsid="006d48ee"/>
    </style:style>
    <style:style style:name="T132" style:family="text">
      <style:text-properties officeooo:rsid="02e9f84b"/>
    </style:style>
    <style:style style:name="T133" style:family="text">
      <style:text-properties officeooo:rsid="02ea0223"/>
    </style:style>
    <style:style style:name="T134" style:family="text">
      <style:text-properties officeooo:rsid="02eb3314"/>
    </style:style>
    <style:style style:name="T135" style:family="text">
      <style:text-properties officeooo:rsid="03284585"/>
    </style:style>
    <style:style style:name="T136" style:family="text">
      <style:text-properties officeooo:rsid="0329cdea"/>
    </style:style>
    <style:style style:name="T137" style:family="text">
      <style:text-properties officeooo:rsid="03326105"/>
    </style:style>
    <style:style style:name="T138" style:family="text">
      <style:text-properties officeooo:rsid="033638d6"/>
    </style:style>
    <style:style style:name="T139" style:family="text">
      <style:text-properties officeooo:rsid="034e9a89"/>
    </style:style>
    <style:style style:name="T140" style:family="text">
      <style:text-properties officeooo:rsid="039105fd"/>
    </style:style>
    <style:style style:name="T141" style:family="text">
      <style:text-properties officeooo:rsid="03ca3850"/>
    </style:style>
    <style:style style:name="T142" style:family="text">
      <style:text-properties officeooo:rsid="03e3b2ea"/>
    </style:style>
    <style:style style:name="T143" style:family="text">
      <style:text-properties officeooo:rsid="03e75ce0"/>
    </style:style>
    <style:style style:name="T144" style:family="text">
      <style:text-properties officeooo:rsid="03fa4dac"/>
    </style:style>
    <style:style style:name="T145" style:family="text">
      <style:text-properties officeooo:rsid="03fccffe"/>
    </style:style>
    <style:style style:name="T146" style:family="text">
      <style:text-properties officeooo:rsid="0405f30b"/>
    </style:style>
    <style:style style:name="T147" style:family="text">
      <style:text-properties officeooo:rsid="041a9352"/>
    </style:style>
    <style:style style:name="T148" style:family="text">
      <style:text-properties officeooo:rsid="041c317c"/>
    </style:style>
    <style:style style:name="T149" style:family="text">
      <style:text-properties style:font-name="essiah"/>
    </style:style>
    <style:style style:name="T150" style:family="text">
      <style:text-properties style:font-name="essiah" officeooo:rsid="020bba62"/>
    </style:style>
    <style:style style:name="T151" style:family="text">
      <style:text-properties style:font-name="essiah" style:text-underline-style="none"/>
    </style:style>
    <style:style style:name="T152" style:family="text">
      <style:text-properties style:font-name="essiah" style:text-underline-style="none" officeooo:rsid="00914f75"/>
    </style:style>
    <style:style style:name="T153" style:family="text">
      <style:text-properties style:font-name="essiah" style:text-underline-style="none" officeooo:rsid="008db3de"/>
    </style:style>
    <style:style style:name="T154" style:family="text">
      <style:text-properties style:font-name="essiah" style:text-underline-style="none" officeooo:rsid="02b8fb94"/>
    </style:style>
    <style:style style:name="T155" style:family="text">
      <style:text-properties style:font-name="essiah" style:text-underline-style="none" officeooo:rsid="004c3bf4"/>
    </style:style>
    <style:style style:name="T156" style:family="text">
      <style:text-properties style:font-name="essiah" style:text-underline-style="none" officeooo:rsid="034fb306"/>
    </style:style>
    <style:style style:name="T157" style:family="text">
      <style:text-properties style:font-name="essiah" style:text-underline-style="none" officeooo:rsid="034effa7"/>
    </style:style>
    <style:style style:name="T158" style:family="text">
      <style:text-properties style:font-name="essiah" style:text-underline-style="none" officeooo:rsid="01fc524f"/>
    </style:style>
    <style:style style:name="T159" style:family="text">
      <style:text-properties style:font-name="essiah" style:text-underline-style="none" officeooo:rsid="0457e428"/>
    </style:style>
    <style:style style:name="T160" style:family="text">
      <style:text-properties style:font-name="essiah" style:text-underline-style="none" officeooo:rsid="044a53b4"/>
    </style:style>
    <style:style style:name="T161" style:family="text">
      <style:text-properties style:font-name="essiah" style:text-underline-style="none" officeooo:rsid="044b5a1c"/>
    </style:style>
    <style:style style:name="T162" style:family="text">
      <style:text-properties style:font-name="essiah" style:text-underline-style="none" officeooo:rsid="044a4ea1"/>
    </style:style>
    <style:style style:name="T163" style:family="text">
      <style:text-properties style:font-name="essiah" style:text-underline-style="none" officeooo:rsid="04493ead"/>
    </style:style>
    <style:style style:name="T164" style:family="text">
      <style:text-properties style:font-name="essiah" style:text-underline-style="none" officeooo:rsid="04828fbb"/>
    </style:style>
    <style:style style:name="T165" style:family="text">
      <style:text-properties style:font-name="essiah" style:text-underline-style="none" officeooo:rsid="048c685d"/>
    </style:style>
    <style:style style:name="T166" style:family="text">
      <style:text-properties style:font-name="essiah" style:text-underline-style="none" officeooo:rsid="0443fb73"/>
    </style:style>
    <style:style style:name="T167" style:family="text">
      <style:text-properties style:font-name="essiah" style:text-underline-style="none" officeooo:rsid="04a8952f"/>
    </style:style>
    <style:style style:name="T168" style:family="text">
      <style:text-properties style:font-name="essiah" officeooo:rsid="039d3f76"/>
    </style:style>
    <style:style style:name="T169" style:family="text">
      <style:text-properties style:font-name="essiah" officeooo:rsid="01876427"/>
    </style:style>
    <style:style style:name="T170" style:family="text">
      <style:text-properties style:font-name="essiah" officeooo:rsid="0228f73b"/>
    </style:style>
    <style:style style:name="T171" style:family="text">
      <style:text-properties style:font-name="essiah" officeooo:rsid="01916cb1"/>
    </style:style>
    <style:style style:name="T172" style:family="text">
      <style:text-properties style:font-name="essiah" officeooo:rsid="012e99f1"/>
    </style:style>
    <style:style style:name="T173" style:family="text">
      <style:text-properties style:font-name="essiah" officeooo:rsid="0273dd29"/>
    </style:style>
    <style:style style:name="T174" style:family="text">
      <style:text-properties style:font-name="essiah" officeooo:rsid="01699dff"/>
    </style:style>
    <style:style style:name="T175" style:family="text">
      <style:text-properties style:font-name="essiah" officeooo:rsid="029a026f"/>
    </style:style>
    <style:style style:name="T176" style:family="text">
      <style:text-properties style:font-name="essiah" officeooo:rsid="0101024d"/>
    </style:style>
    <style:style style:name="T177" style:family="text">
      <style:text-properties style:font-name="essiah" officeooo:rsid="02982f09"/>
    </style:style>
    <style:style style:name="T178" style:family="text">
      <style:text-properties style:font-name="essiah" officeooo:rsid="0199130e"/>
    </style:style>
    <style:style style:name="T179" style:family="text">
      <style:text-properties style:font-name="essiah" officeooo:rsid="01947c2f"/>
    </style:style>
    <style:style style:name="T180" style:family="text">
      <style:text-properties style:font-name="essiah" officeooo:rsid="0080d648"/>
    </style:style>
    <style:style style:name="T181" style:family="text">
      <style:text-properties style:font-name="essiah" officeooo:rsid="0100bf72"/>
    </style:style>
    <style:style style:name="T182" style:family="text">
      <style:text-properties style:font-name="essiah" officeooo:rsid="02d39f21"/>
    </style:style>
    <style:style style:name="T183" style:family="text">
      <style:text-properties style:font-name="essiah" officeooo:rsid="025d1d3e"/>
    </style:style>
    <style:style style:name="T184" style:family="text">
      <style:text-properties style:font-name="essiah" officeooo:rsid="002f4463"/>
    </style:style>
    <style:style style:name="T185" style:family="text">
      <style:text-properties style:font-name="essiah" officeooo:rsid="01633155"/>
    </style:style>
    <style:style style:name="T186" style:family="text">
      <style:text-properties style:font-name="essiah" officeooo:rsid="04a199c1"/>
    </style:style>
    <style:style style:name="T187" style:family="text">
      <style:text-properties style:font-name="essiah" officeooo:rsid="04a4dd85"/>
    </style:style>
    <style:style style:name="T188" style:family="text">
      <style:text-properties style:font-name="essiah" officeooo:rsid="04ae4dc3"/>
    </style:style>
    <style:style style:name="T189" style:family="text">
      <style:text-properties style:font-name="essiah" officeooo:rsid="04cc48cc"/>
    </style:style>
    <style:style style:name="T190" style:family="text">
      <style:text-properties style:font-name="essiah" officeooo:rsid="04f7fd43"/>
    </style:style>
    <style:style style:name="T191" style:family="text">
      <style:text-properties style:font-name="essiah" officeooo:rsid="052e33ee"/>
    </style:style>
    <style:style style:name="T192" style:family="text">
      <style:text-properties style:font-name="essiah" officeooo:rsid="0530307f"/>
    </style:style>
    <style:style style:name="T193" style:family="text">
      <style:text-properties style:font-name="essiah" officeooo:rsid="054b278b"/>
    </style:style>
    <style:style style:name="T194" style:family="text">
      <style:text-properties style:font-name="essiah" officeooo:rsid="053702a8"/>
    </style:style>
    <style:style style:name="T195" style:family="text">
      <style:text-properties style:font-name="essiah" officeooo:rsid="053e41cf"/>
    </style:style>
    <style:style style:name="T196" style:family="text">
      <style:text-properties style:font-name="essiah" officeooo:rsid="05609552"/>
    </style:style>
    <style:style style:name="T197" style:family="text">
      <style:text-properties officeooo:rsid="037b2810"/>
    </style:style>
    <style:style style:name="T198" style:family="text">
      <style:text-properties officeooo:rsid="02e237cc"/>
    </style:style>
    <style:style style:name="T199" style:family="text">
      <style:text-properties officeooo:rsid="03f45651"/>
    </style:style>
    <style:style style:name="T200" style:family="text">
      <style:text-properties officeooo:rsid="0297b8bf"/>
    </style:style>
    <style:style style:name="T201" style:family="text">
      <style:text-properties officeooo:rsid="046cd926"/>
    </style:style>
    <style:style style:name="T202" style:family="text">
      <style:text-properties officeooo:rsid="047a1f1d"/>
    </style:style>
    <style:style style:name="T203" style:family="text">
      <style:text-properties officeooo:rsid="047ba75c"/>
    </style:style>
    <style:style style:name="T204" style:family="text">
      <style:text-properties officeooo:rsid="047d09a1"/>
    </style:style>
    <style:style style:name="T205" style:family="text">
      <style:text-properties officeooo:rsid="04866664"/>
    </style:style>
    <style:style style:name="T206" style:family="text">
      <style:text-properties officeooo:rsid="0496b8ce"/>
    </style:style>
    <style:style style:name="T207" style:family="text">
      <style:text-properties officeooo:rsid="04986440"/>
    </style:style>
    <style:style style:name="T208" style:family="text">
      <style:text-properties officeooo:rsid="049b1912"/>
    </style:style>
    <style:style style:name="T209" style:family="text">
      <style:text-properties officeooo:rsid="04a199c1"/>
    </style:style>
    <style:style style:name="T210" style:family="text">
      <style:text-properties officeooo:rsid="04a51a08"/>
    </style:style>
    <style:style style:name="T211" style:family="text">
      <style:text-properties officeooo:rsid="04af94a3"/>
    </style:style>
    <style:style style:name="T212" style:family="text">
      <style:text-properties officeooo:rsid="04b6fbb9"/>
    </style:style>
    <style:style style:name="T213" style:family="text">
      <style:text-properties officeooo:rsid="04b8d8e8"/>
    </style:style>
    <style:style style:name="T214" style:family="text">
      <style:text-properties officeooo:rsid="04bc3738"/>
    </style:style>
    <style:style style:name="T215" style:family="text">
      <style:text-properties officeooo:rsid="04c1febf"/>
    </style:style>
    <style:style style:name="T216" style:family="text">
      <style:text-properties officeooo:rsid="04d9a50b"/>
    </style:style>
    <style:style style:name="T217" style:family="text">
      <style:text-properties officeooo:rsid="04dbc7c1"/>
    </style:style>
    <style:style style:name="T218" style:family="text">
      <style:text-properties officeooo:rsid="04df2659"/>
    </style:style>
    <style:style style:name="T219" style:family="text">
      <style:text-properties officeooo:rsid="04e12e1d"/>
    </style:style>
    <style:style style:name="T220" style:family="text">
      <style:text-properties officeooo:rsid="04e46d4b"/>
    </style:style>
    <style:style style:name="T221" style:family="text">
      <style:text-properties officeooo:rsid="04e74376"/>
    </style:style>
    <style:style style:name="T222" style:family="text">
      <style:text-properties officeooo:rsid="04e7d530"/>
    </style:style>
    <style:style style:name="T223" style:family="text">
      <style:text-properties officeooo:rsid="04f8ed2b"/>
    </style:style>
    <style:style style:name="T224" style:family="text">
      <style:text-properties officeooo:rsid="05076462"/>
    </style:style>
    <style:style style:name="T225" style:family="text">
      <style:text-properties officeooo:rsid="050b7849"/>
    </style:style>
    <style:style style:name="T226" style:family="text">
      <style:text-properties officeooo:rsid="050cfb6b"/>
    </style:style>
    <style:style style:name="T227" style:family="text">
      <style:text-properties officeooo:rsid="05158c03"/>
    </style:style>
    <style:style style:name="T228" style:family="text">
      <style:text-properties officeooo:rsid="053fa372"/>
    </style:style>
    <style:style style:name="T229" style:family="text">
      <style:text-properties officeooo:rsid="05429ecc"/>
    </style:style>
    <style:style style:name="T230" style:family="text">
      <style:text-properties officeooo:rsid="0543aa2a"/>
    </style:style>
    <style:style style:name="T231" style:family="text">
      <style:text-properties officeooo:rsid="05462bce"/>
    </style:style>
    <style:style style:name="T232" style:family="text">
      <style:text-properties officeooo:rsid="054898e8"/>
    </style:style>
    <style:style style:name="T233" style:family="text">
      <style:text-properties officeooo:rsid="0549c7b9"/>
    </style:style>
    <style:style style:name="T234" style:family="text">
      <style:text-properties officeooo:rsid="054c280e"/>
    </style:style>
    <style:style style:name="T235" style:family="text">
      <style:text-properties officeooo:rsid="054d348e"/>
    </style:style>
    <style:style style:name="T236" style:family="text">
      <style:text-properties officeooo:rsid="0557e86e"/>
    </style:style>
    <style:style style:name="T237" style:family="text">
      <style:text-properties officeooo:rsid="05609552"/>
    </style:style>
    <style:style style:name="T238" style:family="text">
      <style:text-properties style:font-name="essiah"/>
    </style:style>
    <style:style style:name="T239" style:family="text">
      <style:text-properties style:font-name="DejaVu Sans"/>
    </style:style>
    <style:style style:name="T240" style:family="text">
      <style:text-properties style:font-name="DejaVu Sans" officeooo:rsid="0564cdcd"/>
    </style:style>
    <style:style style:name="T241" style:family="text">
      <style:text-properties officeooo:rsid="0565a630"/>
    </style:style>
    <style:style style:name="T242" style:family="text">
      <style:text-properties officeooo:rsid="056b7dc4"/>
    </style:style>
    <style:style style:name="T243" style:family="text">
      <style:text-properties officeooo:rsid="056e1378"/>
    </style:style>
    <style:style style:name="T244" style:family="text">
      <style:text-properties officeooo:rsid="057479ff"/>
    </style:style>
    <style:style style:name="T245" style:family="text">
      <style:text-properties officeooo:rsid="0578c131"/>
    </style:style>
    <style:style style:name="T246" style:family="text">
      <style:text-properties officeooo:rsid="057a42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5">e<text:span text:style-name="T236">ssEo</text:span></text:p>
      <text:p text:style-name="P17"/>
      <text:p text:style-name="P184">oiaeusncpmrzlvjbdthfZwyNg</text:p>
      <text:p text:style-name="P18"/>
      <text:p text:style-name="P129"><text:span text:style-name="T25">The default </text:span><text:span text:style-name="T26">order </text:span><text:span text:style-name="T25">is </text:span><text:span text:style-name="T30">S</text:span><text:span text:style-name="T5">ubject-</text:span><text:span text:style-name="T30">V</text:span><text:span text:style-name="T5">erb</text:span><text:span text:style-name="T59">-</text:span><text:span text:style-name="T30">O</text:span><text:span text:style-name="T5">bject</text:span><text:span text:style-name="T25">, but any arrangement is allowed</text:span><text:span text:style-name="T69"> with the use of markers.</text:span></text:p>
      <text:p text:style-name="P36"/>
      <text:p text:style-name="P36">The subject and object are optional. When no subject is given, 1st person singular is assumed.</text:p>
      <text:p text:style-name="P19"/>
      <text:p text:style-name="P114"><text:span text:style-name="T28">Modifiers </text:span><text:span text:style-name="T5">follow the</text:span><text:span text:style-name="T28">ir target</text:span><text:span text:style-name="T29"> (i.e. "ball </text:span><text:span text:style-name="T52">the</text:span><text:span text:style-name="T67"> red</text:span><text:span text:style-name="T29">").</text:span></text:p>
      <text:p text:style-name="P115"/>
      <text:p text:style-name="P39">Pronunciations<text:span text:style-name="T118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150">o</text:p>
          </table:table-cell>
          <table:table-cell table:style-name="Table3.A1" office:value-type="string">
            <text:p text:style-name="P20">h<text:span text:style-name="T99">o</text:span>t</text:p>
          </table:table-cell>
          <table:table-cell table:style-name="Table3.A1" office:value-type="string">
            <text:p text:style-name="P150">i</text:p>
          </table:table-cell>
          <table:table-cell table:style-name="Table3.A1" office:value-type="string">
            <text:p text:style-name="P22">p<text:span text:style-name="T99">i</text:span><text:span text:style-name="T101">t</text:span></text:p>
          </table:table-cell>
          <table:table-cell table:style-name="Table3.A1" office:value-type="string">
            <text:p text:style-name="P150">a</text:p>
          </table:table-cell>
          <table:table-cell table:style-name="Table3.A1" office:value-type="string">
            <text:p text:style-name="P20">s<text:span text:style-name="T99">a</text:span>t</text:p>
          </table:table-cell>
          <table:table-cell table:style-name="Table3.A1" office:value-type="string">
            <text:p text:style-name="P150">e</text:p>
          </table:table-cell>
          <table:table-cell table:style-name="Table3.A1" office:value-type="string">
            <text:p text:style-name="P20">b<text:span text:style-name="T99">e</text:span>t</text:p>
          </table:table-cell>
          <table:table-cell table:style-name="Table3.A1" office:value-type="string">
            <text:p text:style-name="P150">u</text:p>
          </table:table-cell>
          <table:table-cell table:style-name="Table3.A1" office:value-type="string">
            <text:p text:style-name="P23">b<text:span text:style-name="T99">u</text:span><text:span text:style-name="T101">t</text:span></text:p>
          </table:table-cell>
        </table:table-row>
        <table:table-row>
          <table:table-cell table:style-name="Table3.A1" office:value-type="string">
            <text:p text:style-name="P150">s</text:p>
          </table:table-cell>
          <table:table-cell table:style-name="Table3.A1" office:value-type="string">
            <text:p text:style-name="P20"><text:span text:style-name="T99">s</text:span>a<text:span text:style-name="T212">t</text:span></text:p>
          </table:table-cell>
          <table:table-cell table:style-name="Table3.A1" office:value-type="string">
            <text:p text:style-name="P150">n</text:p>
          </table:table-cell>
          <table:table-cell table:style-name="Table3.A1" office:value-type="string">
            <text:p text:style-name="P20"><text:span text:style-name="T99">n</text:span><text:span text:style-name="T108">ap</text:span></text:p>
          </table:table-cell>
          <table:table-cell table:style-name="Table3.A1" office:value-type="string">
            <text:p text:style-name="P150">c</text:p>
          </table:table-cell>
          <table:table-cell table:style-name="Table3.A1" office:value-type="string">
            <text:p text:style-name="P20"><text:span text:style-name="T99">c</text:span>a<text:span text:style-name="T213">n</text:span></text:p>
          </table:table-cell>
          <table:table-cell table:style-name="Table3.A1" office:value-type="string">
            <text:p text:style-name="P150">p</text:p>
          </table:table-cell>
          <table:table-cell table:style-name="Table3.A1" office:value-type="string">
            <text:p text:style-name="P20"><text:span text:style-name="T99">p</text:span>art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/>
          </table:table-cell>
        </table:table-row>
        <table:table-row>
          <table:table-cell table:style-name="Table3.A1" office:value-type="string">
            <text:p text:style-name="P150">m</text:p>
          </table:table-cell>
          <table:table-cell table:style-name="Table3.A1" office:value-type="string">
            <text:p text:style-name="P20"><text:span text:style-name="T99">m</text:span><text:span text:style-name="T105">at</text:span></text:p>
          </table:table-cell>
          <table:table-cell table:style-name="Table3.A1" office:value-type="string">
            <text:p text:style-name="P152">r</text:p>
          </table:table-cell>
          <table:table-cell table:style-name="Table3.A1" office:value-type="string">
            <text:p text:style-name="P89">r<text:span text:style-name="T101">ope</text:span></text:p>
          </table:table-cell>
          <table:table-cell table:style-name="Table3.A1" office:value-type="string">
            <text:p text:style-name="P151">z</text:p>
          </table:table-cell>
          <table:table-cell table:style-name="Table3.A1" office:value-type="string">
            <text:p text:style-name="P21"><text:span text:style-name="T99">z</text:span>ap</text:p>
          </table:table-cell>
          <table:table-cell table:style-name="Table3.A1" office:value-type="string">
            <text:p text:style-name="P150">l</text:p>
          </table:table-cell>
          <table:table-cell table:style-name="Table3.A1" office:value-type="string">
            <text:p text:style-name="P20"><text:span text:style-name="T99">l</text:span>et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92"/>
          </table:table-cell>
        </table:table-row>
        <table:table-row>
          <table:table-cell table:style-name="Table3.A1" office:value-type="string">
            <text:p text:style-name="P150">v</text:p>
          </table:table-cell>
          <table:table-cell table:style-name="Table3.A1" office:value-type="string">
            <text:p text:style-name="P20"><text:span text:style-name="T99">v</text:span>at</text:p>
          </table:table-cell>
          <table:table-cell table:style-name="Table3.A1" office:value-type="string">
            <text:p text:style-name="P150">j</text:p>
          </table:table-cell>
          <table:table-cell table:style-name="Table3.A1" office:value-type="string">
            <text:p text:style-name="P20"><text:span text:style-name="T99">j</text:span>ump</text:p>
          </table:table-cell>
          <table:table-cell table:style-name="Table3.A1" office:value-type="string">
            <text:p text:style-name="P150">b</text:p>
          </table:table-cell>
          <table:table-cell table:style-name="Table3.A1" office:value-type="string">
            <text:p text:style-name="P20"><text:span text:style-name="T99">b</text:span>a<text:span text:style-name="T110">ll</text:span></text:p>
          </table:table-cell>
          <table:table-cell table:style-name="Table3.A1" office:value-type="string">
            <text:p text:style-name="P150">d</text:p>
          </table:table-cell>
          <table:table-cell table:style-name="Table3.A1" office:value-type="string">
            <text:p text:style-name="P20"><text:span text:style-name="T99">d</text:span><text:span text:style-name="T102">ock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93"/>
          </table:table-cell>
        </table:table-row>
        <table:table-row>
          <table:table-cell table:style-name="Table3.A1" office:value-type="string">
            <text:p text:style-name="P150">t</text:p>
          </table:table-cell>
          <table:table-cell table:style-name="Table3.A1" office:value-type="string">
            <text:p text:style-name="P20"><text:span text:style-name="T99">t</text:span>op</text:p>
          </table:table-cell>
          <table:table-cell table:style-name="Table3.A1" office:value-type="string">
            <text:p text:style-name="P150">h</text:p>
          </table:table-cell>
          <table:table-cell table:style-name="Table3.A1" office:value-type="string">
            <text:p text:style-name="P20"><text:span text:style-name="T99">h</text:span>elp</text:p>
          </table:table-cell>
          <table:table-cell table:style-name="Table3.A1" office:value-type="string">
            <text:p text:style-name="P150">f</text:p>
          </table:table-cell>
          <table:table-cell table:style-name="Table3.A1" office:value-type="string">
            <text:p text:style-name="P20"><text:span text:style-name="T99">f</text:span>ar</text:p>
          </table:table-cell>
          <table:table-cell table:style-name="Table3.A1" office:value-type="string">
            <text:p text:style-name="P165">Z</text:p>
          </table:table-cell>
          <table:table-cell table:style-name="Table3.A1" office:value-type="string">
            <text:p text:style-name="P24"><text:span text:style-name="T106">vi</text:span><text:span text:style-name="T99">s</text:span><text:span text:style-name="T106">ion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4"/>
          </table:table-cell>
        </table:table-row>
        <table:table-row>
          <table:table-cell table:style-name="Table3.A1" office:value-type="string">
            <text:p text:style-name="P150">w</text:p>
          </table:table-cell>
          <table:table-cell table:style-name="Table3.A1" office:value-type="string">
            <text:p text:style-name="P20"><text:span text:style-name="T99">w</text:span>alk</text:p>
          </table:table-cell>
          <table:table-cell table:style-name="Table3.A1" office:value-type="string">
            <text:p text:style-name="P150">y</text:p>
          </table:table-cell>
          <table:table-cell table:style-name="Table3.A1" office:value-type="string">
            <text:p text:style-name="P20"><text:span text:style-name="T99">y</text:span>ell</text:p>
          </table:table-cell>
          <table:table-cell table:style-name="Table3.A1" office:value-type="string">
            <text:p text:style-name="P150">N</text:p>
          </table:table-cell>
          <table:table-cell table:style-name="Table3.A1" office:value-type="string">
            <text:p text:style-name="P20">si<text:span text:style-name="T99">ng</text:span></text:p>
          </table:table-cell>
          <table:table-cell table:style-name="Table3.A1" office:value-type="string">
            <text:p text:style-name="P150">g</text:p>
          </table:table-cell>
          <table:table-cell table:style-name="Table3.A1" office:value-type="string">
            <text:p text:style-name="P20"><text:span text:style-name="T99">g</text:span>ood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0"/>
          </table:table-cell>
        </table:table-row>
      </table:table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C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P186"><text:span text:style-name="T109">o</text:span>o</text:p>
          </table:table-cell>
          <table:table-cell table:style-name="Table7.A1" office:value-type="string">
            <text:p text:style-name="P98"><text:span text:style-name="T101">v</text:span><text:span text:style-name="T99">o</text:span><text:span text:style-name="T101">te</text:span></text:p>
          </table:table-cell>
          <table:table-cell table:style-name="Table7.A1" office:value-type="string">
            <text:p text:style-name="P187">oi</text:p>
          </table:table-cell>
          <table:table-cell table:style-name="Table7.A1" office:value-type="string">
            <text:p text:style-name="P101">"oh-eye"</text:p>
          </table:table-cell>
          <table:table-cell table:style-name="Table7.A1" office:value-type="string">
            <text:p text:style-name="P187">oa</text:p>
          </table:table-cell>
          <table:table-cell table:style-name="Table7.A1" office:value-type="string">
            <text:p text:style-name="P101"><text:span text:style-name="T108">"</text:span><text:span text:style-name="T101">oh-ay"</text:span></text:p>
          </table:table-cell>
          <table:table-cell table:style-name="Table7.A1" office:value-type="string">
            <text:p text:style-name="P187">oe</text:p>
          </table:table-cell>
          <table:table-cell table:style-name="Table7.A1" office:value-type="string">
            <text:p text:style-name="P101">"oh-ee"</text:p>
          </table:table-cell>
          <table:table-cell table:style-name="Table7.A1" office:value-type="string">
            <text:p text:style-name="P187">ou</text:p>
          </table:table-cell>
          <table:table-cell table:style-name="Table7.A1" office:value-type="string">
            <text:p text:style-name="P112">ou<text:span text:style-name="T101">r</text:span></text:p>
          </table:table-cell>
        </table:table-row>
        <table:table-row>
          <table:table-cell table:style-name="Table7.A1" office:value-type="string">
            <text:p text:style-name="P187">io</text:p>
          </table:table-cell>
          <table:table-cell table:style-name="Table7.A1" office:value-type="string">
            <text:p text:style-name="P99"><text:span text:style-name="T105">"</text:span><text:span text:style-name="T101">eye-oh"</text:span></text:p>
          </table:table-cell>
          <table:table-cell table:style-name="Table7.A1" office:value-type="string">
            <text:p text:style-name="P186">I</text:p>
          </table:table-cell>
          <table:table-cell table:style-name="Table7.A1" office:value-type="string">
            <text:p text:style-name="P102"><text:span text:style-name="T101">p</text:span><text:span text:style-name="T99">i</text:span><text:span text:style-name="T101">e</text:span></text:p>
          </table:table-cell>
          <table:table-cell table:style-name="Table7.A1" office:value-type="string">
            <text:p text:style-name="P189">ia</text:p>
          </table:table-cell>
          <table:table-cell table:style-name="Table7.A1" office:value-type="string">
            <text:p text:style-name="P110">"eye-ay"</text:p>
          </table:table-cell>
          <table:table-cell table:style-name="Table7.A1" office:value-type="string">
            <text:p text:style-name="P189"/>
          </table:table-cell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89">iu</text:p>
          </table:table-cell>
          <table:table-cell table:style-name="Table7.A1" office:value-type="string">
            <text:p text:style-name="P103">"eye-oo"</text:p>
          </table:table-cell>
        </table:table-row>
        <table:table-row>
          <table:table-cell table:style-name="Table7.A1" office:value-type="string">
            <text:p text:style-name="P188">ao</text:p>
          </table:table-cell>
          <table:table-cell table:style-name="Table7.A1" office:value-type="string">
            <text:p text:style-name="P100">"ay-oh"</text:p>
          </table:table-cell>
          <table:table-cell table:style-name="Table7.A1" office:value-type="string">
            <text:p text:style-name="P188"/>
          </table:table-cell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86">A</text:p>
          </table:table-cell>
          <table:table-cell table:style-name="Table7.A1" office:value-type="string">
            <text:p text:style-name="P104">sk<text:span text:style-name="T99">a</text:span><text:span text:style-name="T101">te</text:span></text:p>
          </table:table-cell>
          <table:table-cell table:style-name="Table7.A1" office:value-type="string">
            <text:p text:style-name="P190"/>
          </table:table-cell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90">a<text:span text:style-name="T227">u</text:span></text:p>
          </table:table-cell>
          <table:table-cell table:style-name="Table7.A1" office:value-type="string">
            <text:p text:style-name="P105">s<text:span text:style-name="T99">aw</text:span></text:p>
          </table:table-cell>
        </table:table-row>
        <table:table-row>
          <table:table-cell table:style-name="Table7.A1" office:value-type="string">
            <text:p text:style-name="P187"/>
          </table:table-cell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187">eo</text:p>
          </table:table-cell>
          <table:table-cell table:style-name="Table7.A1" office:value-type="string">
            <text:p text:style-name="P99">"ee-oh"</text:p>
          </table:table-cell>
          <table:table-cell table:style-name="Table7.A1" office:value-type="string">
            <text:p text:style-name="P187"/>
          </table:table-cell>
          <table:table-cell table:style-name="Table7.A1" office:value-type="string">
            <text:p text:style-name="P108"/>
          </table:table-cell>
          <table:table-cell table:style-name="Table7.A1" office:value-type="string">
            <text:p text:style-name="P186">E</text:p>
          </table:table-cell>
          <table:table-cell table:style-name="Table7.A1" office:value-type="string">
            <text:p text:style-name="P104"><text:span text:style-name="T104">s</text:span><text:span text:style-name="T99">ee</text:span><text:span text:style-name="T101">k</text:span></text:p>
          </table:table-cell>
          <table:table-cell table:style-name="Table7.A1" office:value-type="string">
            <text:p text:style-name="P189">eu</text:p>
          </table:table-cell>
          <table:table-cell table:style-name="Table7.A1" office:value-type="string">
            <text:p text:style-name="P103"><text:span text:style-name="T101">f</text:span><text:span text:style-name="T99">eu</text:span><text:span text:style-name="T101">d</text:span></text:p>
          </table:table-cell>
        </table:table-row>
        <table:table-row>
          <table:table-cell table:style-name="Table7.A1" office:value-type="string">
            <text:p text:style-name="P187">uo</text:p>
          </table:table-cell>
          <table:table-cell table:style-name="Table7.A1" office:value-type="string">
            <text:p text:style-name="P99"><text:span text:style-name="T99">"</text:span><text:span text:style-name="T101">oo-oh"</text:span></text:p>
          </table:table-cell>
          <table:table-cell table:style-name="Table7.A1" office:value-type="string">
            <text:p text:style-name="P192">ui</text:p>
          </table:table-cell>
          <table:table-cell table:style-name="Table7.A1" office:value-type="string">
            <text:p text:style-name="P111">"oo-eye"</text:p>
          </table:table-cell>
          <table:table-cell table:style-name="Table7.A1" office:value-type="string">
            <text:p text:style-name="P193">ua</text:p>
          </table:table-cell>
          <table:table-cell table:style-name="Table7.A1" office:value-type="string">
            <text:p text:style-name="P109">"oo-ay"</text:p>
          </table:table-cell>
          <table:table-cell table:style-name="Table7.A1" office:value-type="string">
            <text:p text:style-name="P193">ue</text:p>
          </table:table-cell>
          <table:table-cell table:style-name="Table7.A1" office:value-type="string">
            <text:p text:style-name="P107">"oo-ee"</text:p>
          </table:table-cell>
          <table:table-cell table:style-name="Table7.A1" office:value-type="string">
            <text:p text:style-name="P191">uu</text:p>
          </table:table-cell>
          <table:table-cell table:style-name="Table7.A1" office:value-type="string">
            <text:p text:style-name="P106"><text:span text:style-name="T107">l</text:span><text:span text:style-name="T100">u</text:span><text:span text:style-name="T101">t</text:span><text:span text:style-name="T107">e</text:span></text:p>
          </table:table-cell>
        </table:table-row>
      </table:table>
      <text:p text:style-name="P7"/>
      <text:p text:style-name="P218">If a potential diphthong is followed by another vowel<text:span text:style-name="T241"> that might create a second diphthong</text:span>, then the <text:span text:style-name="T241">first </text:span>is assumed to avoid ambiguities. This can be seen in the name of the language, <text:span text:style-name="T149">essEo</text:span><text:span text:style-name="T5">, where the diphthong, </text:span><text:span text:style-name="T149">E</text:span><text:span text:style-name="T5">, is assumed, and the </text:span><text:span text:style-name="T240">potential </text:span><text:span text:style-name="T5">diphthong, </text:span><text:span text:style-name="T149">io</text:span><text:span text:style-name="T5">, is avoided.</text:span>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53">ch</text:p>
          </table:table-cell>
          <table:table-cell table:style-name="Table4.A1" office:value-type="string">
            <text:p text:style-name="P90">ch<text:span text:style-name="T101">air</text:span></text:p>
          </table:table-cell>
          <table:table-cell table:style-name="Table4.A1" office:value-type="string">
            <text:p text:style-name="P153">sh</text:p>
          </table:table-cell>
          <table:table-cell table:style-name="Table4.A1" office:value-type="string">
            <text:p text:style-name="P90">sh<text:span text:style-name="T101">op</text:span></text:p>
          </table:table-cell>
          <table:table-cell table:style-name="Table4.A1" office:value-type="string">
            <text:p text:style-name="P154">th</text:p>
          </table:table-cell>
          <table:table-cell table:style-name="Table4.A1" office:value-type="string">
            <text:p text:style-name="P91">th<text:span text:style-name="T101">at</text:span></text:p>
          </table:table-cell>
        </table:table-row>
      </table:table>
      <text:p text:style-name="P6"/>
      <text:p text:style-name="P133"><text:span text:style-name="T150">x</text:span><text:span text:style-name="T5"> </text:span><text:span text:style-name="T13">- A</text:span><text:span text:style-name="T5"> combination of </text:span><text:span text:style-name="T149">c</text:span><text:span text:style-name="T5"> and </text:span><text:span text:style-name="T149">s</text:span><text:span text:style-name="T5">, which forms the English 'x'</text:span><text:span text:style-name="T10"> sound</text:span><text:span text:style-name="T5">, as in "</text:span><text:span text:style-name="T11">w</text:span><text:span text:style-name="T10">ax</text:span><text:span text:style-name="T5">".</text:span></text:p>
      <text:p text:style-name="P116"><text:soft-page-break/></text:p>
      <text:p text:style-name="P40">Letter <text:span text:style-name="T120">N</text:span>ames<text:span text:style-name="T119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D"/>
        <table:table-column table:style-name="Table5.I"/>
        <table:table-column table:style-name="Table5.J"/>
        <table:table-row>
          <table:table-cell table:style-name="Table5.A1" office:value-type="string">
            <text:p text:style-name="P155">o</text:p>
          </table:table-cell>
          <table:table-cell table:style-name="Table5.A1" office:value-type="string">
            <text:p text:style-name="P155">oo</text:p>
          </table:table-cell>
          <table:table-cell table:style-name="Table5.A1" office:value-type="string">
            <text:p text:style-name="P155">i</text:p>
          </table:table-cell>
          <table:table-cell table:style-name="Table5.A1" office:value-type="string">
            <text:p text:style-name="P155">I</text:p>
          </table:table-cell>
          <table:table-cell table:style-name="Table5.A1" office:value-type="string">
            <text:p text:style-name="P155">a</text:p>
          </table:table-cell>
          <table:table-cell table:style-name="Table5.A1" office:value-type="string">
            <text:p text:style-name="P155">A</text:p>
          </table:table-cell>
          <table:table-cell table:style-name="Table5.A1" office:value-type="string">
            <text:p text:style-name="P155">e</text:p>
          </table:table-cell>
          <table:table-cell table:style-name="Table5.A1" office:value-type="string">
            <text:p text:style-name="P155">E</text:p>
          </table:table-cell>
          <table:table-cell table:style-name="Table5.A1" office:value-type="string">
            <text:p text:style-name="P155">u</text:p>
          </table:table-cell>
          <table:table-cell table:style-name="Table5.A1" office:value-type="string">
            <text:p text:style-name="P155">uu</text:p>
          </table:table-cell>
        </table:table-row>
        <table:table-row>
          <table:table-cell table:style-name="Table5.A1" office:value-type="string">
            <text:p text:style-name="P155">s</text:p>
          </table:table-cell>
          <table:table-cell table:style-name="Table5.A1" office:value-type="string">
            <text:p text:style-name="P166">so</text:p>
          </table:table-cell>
          <table:table-cell table:style-name="Table5.A1" office:value-type="string">
            <text:p text:style-name="P155">n</text:p>
          </table:table-cell>
          <table:table-cell table:style-name="Table5.A1" office:value-type="string">
            <text:p text:style-name="P166">no</text:p>
          </table:table-cell>
          <table:table-cell table:style-name="Table5.A1" office:value-type="string">
            <text:p text:style-name="P155">c</text:p>
          </table:table-cell>
          <table:table-cell table:style-name="Table5.A1" office:value-type="string">
            <text:p text:style-name="P166">co</text:p>
          </table:table-cell>
          <table:table-cell table:style-name="Table5.A1" office:value-type="string">
            <text:p text:style-name="P155">p</text:p>
          </table:table-cell>
          <table:table-cell table:style-name="Table5.A1" office:value-type="string">
            <text:p text:style-name="P166">po</text:p>
          </table:table-cell>
          <table:table-cell table:style-name="Table5.A1" office:value-type="string">
            <text:p text:style-name="P155"/>
          </table:table-cell>
          <table:table-cell table:style-name="Table5.A1" office:value-type="string">
            <text:p text:style-name="P166"/>
          </table:table-cell>
        </table:table-row>
        <table:table-row>
          <table:table-cell table:style-name="Table5.A1" office:value-type="string">
            <text:p text:style-name="P155">m</text:p>
          </table:table-cell>
          <table:table-cell table:style-name="Table5.A1" office:value-type="string">
            <text:p text:style-name="P155">mo</text:p>
          </table:table-cell>
          <table:table-cell table:style-name="Table5.A1" office:value-type="string">
            <text:p text:style-name="P155">r</text:p>
          </table:table-cell>
          <table:table-cell table:style-name="Table5.A1" office:value-type="string">
            <text:p text:style-name="P155">ro</text:p>
          </table:table-cell>
          <table:table-cell table:style-name="Table5.A1" office:value-type="string">
            <text:p text:style-name="P155">z</text:p>
          </table:table-cell>
          <table:table-cell table:style-name="Table5.A1" office:value-type="string">
            <text:p text:style-name="P155">zo</text:p>
          </table:table-cell>
          <table:table-cell table:style-name="Table5.A1" office:value-type="string">
            <text:p text:style-name="P155">l</text:p>
          </table:table-cell>
          <table:table-cell table:style-name="Table5.A1" office:value-type="string">
            <text:p text:style-name="P155">lo</text:p>
          </table:table-cell>
          <table:table-cell table:style-name="Table5.A1" office:value-type="string">
            <text:p text:style-name="P155"/>
          </table:table-cell>
          <table:table-cell table:style-name="Table5.A1" office:value-type="string">
            <text:p text:style-name="P155"/>
          </table:table-cell>
        </table:table-row>
        <table:table-row>
          <table:table-cell table:style-name="Table5.A1" office:value-type="string">
            <text:p text:style-name="P155">v</text:p>
          </table:table-cell>
          <table:table-cell table:style-name="Table5.A1" office:value-type="string">
            <text:p text:style-name="P155">vo</text:p>
          </table:table-cell>
          <table:table-cell table:style-name="Table5.A1" office:value-type="string">
            <text:p text:style-name="P155">j</text:p>
          </table:table-cell>
          <table:table-cell table:style-name="Table5.A1" office:value-type="string">
            <text:p text:style-name="P166">jo</text:p>
          </table:table-cell>
          <table:table-cell table:style-name="Table5.A1" office:value-type="string">
            <text:p text:style-name="P155">b</text:p>
          </table:table-cell>
          <table:table-cell table:style-name="Table5.A1" office:value-type="string">
            <text:p text:style-name="P155">bo</text:p>
          </table:table-cell>
          <table:table-cell table:style-name="Table5.A1" office:value-type="string">
            <text:p text:style-name="P155">d</text:p>
          </table:table-cell>
          <table:table-cell table:style-name="Table5.A1" office:value-type="string">
            <text:p text:style-name="P155"><text:span text:style-name="T127">d</text:span>o</text:p>
          </table:table-cell>
          <table:table-cell table:style-name="Table5.A1" office:value-type="string">
            <text:p text:style-name="P155"/>
          </table:table-cell>
          <table:table-cell table:style-name="Table5.A1" office:value-type="string">
            <text:p text:style-name="P155"/>
          </table:table-cell>
        </table:table-row>
        <table:table-row>
          <table:table-cell table:style-name="Table5.A1" office:value-type="string">
            <text:p text:style-name="P155">t</text:p>
          </table:table-cell>
          <table:table-cell table:style-name="Table5.A1" office:value-type="string">
            <text:p text:style-name="P155">to</text:p>
          </table:table-cell>
          <table:table-cell table:style-name="Table5.A1" office:value-type="string">
            <text:p text:style-name="P155">h</text:p>
          </table:table-cell>
          <table:table-cell table:style-name="Table5.A1" office:value-type="string">
            <text:p text:style-name="P155">ho</text:p>
          </table:table-cell>
          <table:table-cell table:style-name="Table5.A1" office:value-type="string">
            <text:p text:style-name="P155">f</text:p>
          </table:table-cell>
          <table:table-cell table:style-name="Table5.A1" office:value-type="string">
            <text:p text:style-name="P166">fo</text:p>
          </table:table-cell>
          <table:table-cell table:style-name="Table5.A1" office:value-type="string">
            <text:p text:style-name="P155">Z</text:p>
          </table:table-cell>
          <table:table-cell table:style-name="Table5.A1" office:value-type="string">
            <text:p text:style-name="P155"><text:span text:style-name="T102">Z</text:span><text:span text:style-name="T101">o</text:span></text:p>
          </table:table-cell>
          <table:table-cell table:style-name="Table5.A1" office:value-type="string">
            <text:p text:style-name="P155"/>
          </table:table-cell>
          <table:table-cell table:style-name="Table5.A1" office:value-type="string">
            <text:p text:style-name="P166"/>
          </table:table-cell>
        </table:table-row>
        <table:table-row>
          <table:table-cell table:style-name="Table5.A1" office:value-type="string">
            <text:p text:style-name="P155">w</text:p>
          </table:table-cell>
          <table:table-cell table:style-name="Table5.A1" office:value-type="string">
            <text:p text:style-name="P155"><text:span text:style-name="T103">w</text:span><text:span text:style-name="T101">o</text:span></text:p>
          </table:table-cell>
          <table:table-cell table:style-name="Table5.A1" office:value-type="string">
            <text:p text:style-name="P155">y</text:p>
          </table:table-cell>
          <table:table-cell table:style-name="Table5.A1" office:value-type="string">
            <text:p text:style-name="P155">yo</text:p>
          </table:table-cell>
          <table:table-cell table:style-name="Table5.A1" office:value-type="string">
            <text:p text:style-name="P155">N</text:p>
          </table:table-cell>
          <table:table-cell table:style-name="Table5.A1" office:value-type="string">
            <text:p text:style-name="P155">oN</text:p>
          </table:table-cell>
          <table:table-cell table:style-name="Table5.A1" office:value-type="string">
            <text:p text:style-name="P155">g</text:p>
          </table:table-cell>
          <table:table-cell table:style-name="Table5.A1" office:value-type="string">
            <text:p text:style-name="P155">go</text:p>
          </table:table-cell>
          <table:table-cell table:style-name="Table5.A1" office:value-type="string">
            <text:p text:style-name="P155"/>
          </table:table-cell>
          <table:table-cell table:style-name="Table5.A1" office:value-type="string">
            <text:p text:style-name="P155"/>
          </table:table-cell>
        </table:table-row>
      </table:table>
      <text:p text:style-name="P117"/>
      <text:p text:style-name="P41">Article<text:span text:style-name="T114">s:</text:span></text:p>
      <text:p text:style-name="P25">Indefinite <text:span text:style-name="T112">Singular: (none)</text:span></text:p>
      <text:p text:style-name="P42"><text:span text:style-name="T114">Indefinite Plural: </text:span><text:span text:style-name="T194">tu</text:span><text:span text:style-name="T195">m</text:span></text:p>
      <text:p text:style-name="P137"/>
      <text:p text:style-name="P26"><text:span text:style-name="T21">Definite</text:span><text:span text:style-name="T24"> Singular</text:span><text:span text:style-name="T21">: </text:span><text:span text:style-name="T149">tru</text:span></text:p>
      <text:p text:style-name="P27">Definite Plural:<text:span text:style-name="T1"> </text:span><text:span text:style-name="T191">t</text:span><text:span text:style-name="T192">rotu</text:span></text:p>
      <text:p text:style-name="P3"/>
      <text:p text:style-name="P95">Nouns</text:p>
      <text:p text:style-name="P95"/>
      <text:p text:style-name="P43"><text:span text:style-name="T123">Subject</text:span> Pronoun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94">Number</text:p>
          </table:table-cell>
          <table:table-cell table:style-name="Table2.A1" office:value-type="string">
            <text:p text:style-name="P194">Person</text:p>
          </table:table-cell>
          <table:table-cell table:style-name="Table2.A1" office:value-type="string">
            <text:p text:style-name="P194">Subject</text:p>
          </table:table-cell>
          <table:table-cell table:style-name="Table2.D1" office:value-type="string">
            <text:p text:style-name="P194">English</text:p>
          </table:table-cell>
        </table:table-row>
        <table:table-row table:style-name="Table2.1">
          <table:table-cell table:style-name="Table2.A2" office:value-type="string">
            <text:p text:style-name="P194">Singular</text:p>
          </table:table-cell>
          <table:table-cell table:style-name="Table2.A2" office:value-type="string">
            <text:p text:style-name="P194">1st</text:p>
          </table:table-cell>
          <table:table-cell table:style-name="Table2.A2" office:value-type="string">
            <text:p text:style-name="P219"><text:span text:style-name="T112">(none)</text:span></text:p>
          </table:table-cell>
          <table:table-cell table:style-name="Table2.D2" office:value-type="string">
            <text:p text:style-name="P195">I<text:span text:style-name="T115">, me</text:span></text:p>
          </table:table-cell>
        </table:table-row>
        <table:table-row table:style-name="Table2.1">
          <table:table-cell table:style-name="Table2.A2" office:value-type="string">
            <text:p text:style-name="P196"/>
          </table:table-cell>
          <table:table-cell table:style-name="Table2.A2" office:value-type="string">
            <text:p text:style-name="P194">2nd</text:p>
          </table:table-cell>
          <table:table-cell table:style-name="Table2.A2" office:value-type="string">
            <text:p text:style-name="P208"><text:span text:style-name="T229">t</text:span>on</text:p>
          </table:table-cell>
          <table:table-cell table:style-name="Table2.D2" office:value-type="string">
            <text:p text:style-name="P195">you</text:p>
          </table:table-cell>
        </table:table-row>
        <table:table-row table:style-name="Table2.1">
          <table:table-cell table:style-name="Table2.A2" office:value-type="string">
            <text:p text:style-name="P196"/>
          </table:table-cell>
          <table:table-cell table:style-name="Table2.A2" office:value-type="string">
            <text:p text:style-name="P194">3rd</text:p>
          </table:table-cell>
          <table:table-cell table:style-name="Table2.A2" office:value-type="string">
            <text:p text:style-name="P208">son<text:span text:style-name="T128">u</text:span></text:p>
          </table:table-cell>
          <table:table-cell table:style-name="Table2.D2" office:value-type="string">
            <text:p text:style-name="P199">he, she, it<text:span text:style-name="T214">, this</text:span></text:p>
          </table:table-cell>
        </table:table-row>
        <table:table-row table:style-name="Table2.1">
          <table:table-cell table:style-name="Table2.A2" office:value-type="string">
            <text:p text:style-name="P196"/>
          </table:table-cell>
          <table:table-cell table:style-name="Table2.A2" office:value-type="string">
            <text:p text:style-name="P200">3rd</text:p>
          </table:table-cell>
          <table:table-cell table:style-name="Table2.A2" office:value-type="string">
            <text:p text:style-name="P213">sonA</text:p>
          </table:table-cell>
          <table:table-cell table:style-name="Table2.D2" office:value-type="string">
            <text:p text:style-name="P200">that</text:p>
          </table:table-cell>
        </table:table-row>
        <table:table-row table:style-name="Table2.1">
          <table:table-cell table:style-name="Table2.A2" office:value-type="string">
            <text:p text:style-name="P194">Plural</text:p>
          </table:table-cell>
          <table:table-cell table:style-name="Table2.A2" office:value-type="string">
            <text:p text:style-name="P194">1st</text:p>
          </table:table-cell>
          <table:table-cell table:style-name="Table2.A2" office:value-type="string">
            <text:p text:style-name="P216">suu</text:p>
          </table:table-cell>
          <table:table-cell table:style-name="Table2.D2" office:value-type="string">
            <text:p text:style-name="P195">we<text:span text:style-name="T115">, us</text:span></text:p>
          </table:table-cell>
        </table:table-row>
        <table:table-row table:style-name="Table2.1">
          <table:table-cell table:style-name="Table2.A2" office:value-type="string">
            <text:p text:style-name="P196"/>
          </table:table-cell>
          <table:table-cell table:style-name="Table2.A2" office:value-type="string">
            <text:p text:style-name="P194">2nd</text:p>
          </table:table-cell>
          <table:table-cell table:style-name="Table2.A2" office:value-type="string">
            <text:p text:style-name="P215">tan</text:p>
          </table:table-cell>
          <table:table-cell table:style-name="Table2.D2" office:value-type="string">
            <text:p text:style-name="P197">you <text:span text:style-name="T113">all</text:span></text:p>
          </table:table-cell>
        </table:table-row>
        <table:table-row table:style-name="Table2.1">
          <table:table-cell table:style-name="Table2.A2" office:value-type="string">
            <text:p text:style-name="P196"/>
          </table:table-cell>
          <table:table-cell table:style-name="Table2.A2" office:value-type="string">
            <text:p text:style-name="P194">3rd</text:p>
          </table:table-cell>
          <table:table-cell table:style-name="Table2.A2" office:value-type="string">
            <text:p text:style-name="P209">suunu</text:p>
          </table:table-cell>
          <table:table-cell table:style-name="Table2.D2" office:value-type="string">
            <text:p text:style-name="P198">they<text:span text:style-name="T201">, these</text:span></text:p>
          </table:table-cell>
        </table:table-row>
        <table:table-row table:style-name="Table2.1">
          <table:table-cell table:style-name="Table2.A2" office:value-type="string">
            <text:p text:style-name="P196"/>
          </table:table-cell>
          <table:table-cell table:style-name="Table2.A2" office:value-type="string">
            <text:p text:style-name="P201">3rd</text:p>
          </table:table-cell>
          <table:table-cell table:style-name="Table2.A2" office:value-type="string">
            <text:p text:style-name="P214">suunA</text:p>
          </table:table-cell>
          <table:table-cell table:style-name="Table2.D2" office:value-type="string">
            <text:p text:style-name="P202">those</text:p>
          </table:table-cell>
        </table:table-row>
      </table:table>
      <text:p text:style-name="P44"/>
      <text:p text:style-name="P167"><text:span text:style-name="T197">suu</text:span> brAs<text:span text:style-name="T198"> </text:span>t<text:span text:style-name="T206">eo </text:span>tru<text:span text:style-name="T198">.</text:span></text:p>
      <text:p text:style-name="P45">"We own the night."</text:p>
      <text:p text:style-name="P45"/>
      <text:p text:style-name="P180">s<text:span text:style-name="T236">uu</text:span> brAs <text:span text:style-name="T236">teo</text:span> t<text:span text:style-name="T228">um</text:span>.</text:p>
      <text:p text:style-name="P78">"We own <text:span text:style-name="T236">nights</text:span>."</text:p>
      <text:p text:style-name="P222"/>
      <text:p text:style-name="P225"><text:span text:style-name="T236">teo</text:span> tum <text:span text:style-name="T246">po </text:span>s<text:span text:style-name="T245">uu</text:span> brAs.</text:p>
      <text:p text:style-name="P226">teo po tum suu brAs.</text:p>
      <text:p text:style-name="P79">"<text:span text:style-name="T236">Nights</text:span>, we own."</text:p>
      <text:p text:style-name="P45"><text:soft-page-break/></text:p>
      <text:p text:style-name="P168">s<text:span text:style-name="T199">uunu</text:span> <text:span text:style-name="T200">o</text:span>cruus pas<text:span text:style-name="T224">en </text:span>tru.</text:p>
      <text:p text:style-name="P139"><text:span text:style-name="T5">"</text:span><text:span text:style-name="T60">They</text:span><text:span text:style-name="T5"> wrote the document."</text:span></text:p>
      <text:p text:style-name="P76"/>
      <text:p text:style-name="P183"><text:span text:style-name="T71">cruuso pas</text:span><text:span text:style-name="T93">en</text:span><text:span text:style-name="T89"> </text:span><text:span text:style-name="T90">tru</text:span><text:span text:style-name="T71">.</text:span></text:p>
      <text:p text:style-name="P84">"I will write the document."</text:p>
      <text:p text:style-name="P88"/>
      <text:p text:style-name="P181">pas<text:span text:style-name="T225">en</text:span> suunu es <text:span text:style-name="T217">a</text:span>vum <text:span text:style-name="T218">locus o tum</text:span>.</text:p>
      <text:p text:style-name="P85"><text:span text:style-name="T219">Literal: </text:span>"Their document <text:span text:style-name="T217">has zero</text:span> principles."</text:p>
      <text:p text:style-name="P86">Natural: "Their document has no principles."</text:p>
      <text:p text:style-name="P86"/>
      <text:p text:style-name="P182">pas<text:span text:style-name="T226">en</text:span> <text:span text:style-name="T220">suu </text:span>es <text:span text:style-name="T221">a</text:span>vum locus <text:span text:style-name="T222">aon tum</text:span>.</text:p>
      <text:p text:style-name="P87">"<text:span text:style-name="T220">Our</text:span> document has <text:span text:style-name="T222">good </text:span>principles."</text:p>
      <text:p text:style-name="P46"/>
      <text:p text:style-name="P220"><text:span text:style-name="T97">Noun </text:span><text:span text:style-name="T71">Markers</text:span><text:span text:style-name="T72">:</text:span></text:p>
      <text:p text:style-name="P47"/>
      <text:p text:style-name="P28"><text:span text:style-name="T155">po</text:span><text:span text:style-name="T4"> </text:span><text:span text:style-name="T75">- direct object</text:span><text:span text:style-name="T46"> (</text:span><text:span text:style-name="T47">omitted when final</text:span><text:span text:style-name="T46">).</text:span></text:p>
      <text:p text:style-name="P48"/>
      <text:p text:style-name="P156"><text:span text:style-name="T130">brAs </text:span>t<text:span text:style-name="T207">eo tru.</text:span></text:p>
      <text:p text:style-name="P47">"I own the night."</text:p>
      <text:p text:style-name="P47"/>
      <text:p text:style-name="P227">teo po tru brAs.</text:p>
      <text:p text:style-name="P80">"The night, I own."</text:p>
      <text:p text:style-name="P47"/>
      <text:p text:style-name="P128"><text:span text:style-name="T168">es</text:span><text:span text:style-name="T49"> - </text:span><text:span text:style-name="T51">possesive</text:span></text:p>
      <text:p text:style-name="P34"/>
      <text:p text:style-name="P157"><text:span text:style-name="T74">s</text:span><text:span text:style-name="T88">uunu</text:span><text:span text:style-name="T74"> </text:span><text:span text:style-name="T71">brAso </text:span><text:span text:style-name="T91">teo</text:span><text:span text:style-name="T71"> po tru sE </text:span><text:span text:style-name="T82">es</text:span><text:span text:style-name="T71"> tr</text:span><text:span text:style-name="T77">o</text:span><text:span text:style-name="T71">tu.</text:span></text:p>
      <text:p text:style-name="P73">"They will own the <text:span text:style-name="T133">night of the people.</text:span>"</text:p>
      <text:p text:style-name="P75"/>
      <text:p text:style-name="P176"><text:span text:style-name="T142">sE suunu </text:span>es<text:span text:style-name="T144"> </text:span>das<text:span text:style-name="T143">uu</text:span> <text:span text:style-name="T243">suu</text:span>.</text:p>
      <text:p text:style-name="P74">"Their people will force u<text:span text:style-name="T215">s</text:span>."</text:p>
      <text:p text:style-name="P74"/>
      <text:p text:style-name="P175">sE suunu es brAso teo tru.</text:p>
      <text:p text:style-name="P223">"Their people will own the night."</text:p>
      <text:p text:style-name="P228">brAso teo po tru sE suunu es.</text:p>
      <text:p text:style-name="P229">"Own the night, their people will."</text:p>
      <text:p text:style-name="P28"/>
      <text:p text:style-name="P118"><text:span text:style-name="T169">pr</text:span><text:span text:style-name="T170">u</text:span><text:span text:style-name="T169">s</text:span><text:span text:style-name="T49"> - to</text:span><text:span text:style-name="T68">wards or directed at</text:span></text:p>
      <text:p text:style-name="P29"/>
      <text:p text:style-name="P158"><text:span text:style-name="T242">tan vooso sE prus trotu.</text:span></text:p>
      <text:p text:style-name="P30">"<text:span text:style-name="T140">You</text:span> <text:span text:style-name="T140">all </text:span>will speak to the people."</text:p>
      <text:p text:style-name="P30"/>
      <text:p text:style-name="P140"><text:soft-page-break/><text:span text:style-name="T171">o</text:span><text:span text:style-name="T172">s</text:span><text:span text:style-name="T116"> </text:span><text:span text:style-name="T12">- </text:span><text:span text:style-name="T49">for</text:span></text:p>
      <text:p text:style-name="P49"/>
      <text:p text:style-name="P49"/>
      <text:p text:style-name="P224"><text:span text:style-name="T244">suu</text:span> <text:span text:style-name="T124">o</text:span>brAs t<text:span text:style-name="T208">eo</text:span> po t<text:span text:style-name="T134">ru </text:span>sE os tr<text:span text:style-name="T129">o</text:span>tu.</text:p>
      <text:p text:style-name="P49">"<text:span text:style-name="T132">W</text:span>e owned the night<text:span text:style-name="T132"> for the people.</text:span>"</text:p>
      <text:p text:style-name="P49"/>
      <text:p text:style-name="P13"><text:span text:style-name="T149">et</text:span><text:span text:style-name="T5"> - or</text:span></text:p>
      <text:p text:style-name="P60"/>
      <text:p text:style-name="P179">?somno et nEsu.</text:p>
      <text:p text:style-name="P77">Red or yellow?</text:p>
      <text:p text:style-name="P60"/>
      <text:p text:style-name="P119"><text:span text:style-name="T173">?</text:span><text:span text:style-name="T5"> - question </text:span><text:span text:style-name="T50">(pronounced </text:span><text:span text:style-name="T174">cA</text:span><text:span text:style-name="T50">)</text:span></text:p>
      <text:p text:style-name="P59"/>
      <text:p text:style-name="P159"><text:span text:style-name="T76">?</text:span><text:span text:style-name="T94">t</text:span><text:span text:style-name="T73">on </text:span><text:span text:style-name="T79">brAso </text:span><text:span text:style-name="T73">sE tr</text:span><text:span text:style-name="T78">o</text:span><text:span text:style-name="T73">tu</text:span><text:span text:style-name="T83">, </text:span><text:span text:style-name="T84">et </text:span><text:span text:style-name="T92">sE po trotu</text:span><text:span text:style-name="T80"> brAso </text:span><text:span text:style-name="T94">t</text:span><text:span text:style-name="T92">on</text:span><text:span text:style-name="T84">.</text:span></text:p>
      <text:p text:style-name="P35"><text:span text:style-name="T73">"</text:span><text:span text:style-name="T71">Will you own the people</text:span><text:span text:style-name="T85">, or will the people own you</text:span><text:span text:style-name="T71">?"</text:span></text:p>
      <text:p text:style-name="P14"/>
      <text:p text:style-name="P5"><text:span text:style-name="T151">anu</text:span><text:span text:style-name="T31"> - not</text:span></text:p>
      <text:p text:style-name="P69"/>
      <text:p text:style-name="P161"><text:span text:style-name="T95">t</text:span><text:span text:style-name="T86">on o</text:span><text:span text:style-name="T71">daso an</text:span><text:span text:style-name="T87">u</text:span><text:span text:style-name="T71">.</text:span></text:p>
      <text:p text:style-name="P70">"<text:span text:style-name="T205">You did not </text:span>forc<text:span text:style-name="T141">e me</text:span>."</text:p>
      <text:p text:style-name="P160"><text:span text:style-name="T71">dasoo</text:span><text:span text:style-name="T81"> </text:span><text:span text:style-name="T71">anu </text:span><text:span text:style-name="T96">t</text:span><text:span text:style-name="T71">on.</text:span></text:p>
      <text:p text:style-name="P71">"I will not force you."</text:p>
      <text:p text:style-name="P15"/>
      <text:p text:style-name="P4"><text:span text:style-name="T164">no</text:span><text:span text:style-name="T31"> - and</text:span></text:p>
      <text:p text:style-name="P68"/>
      <text:p text:style-name="P172"><text:span text:style-name="T202">suunu oroon do </text:span>aon n<text:span text:style-name="T204">o</text:span> gau<text:span text:style-name="T202">.</text:span></text:p>
      <text:p text:style-name="P72">"<text:span text:style-name="T202">They have done </text:span>good and evil<text:span text:style-name="T202">.</text:span>"</text:p>
      <text:p text:style-name="P178"/>
      <text:p text:style-name="P177"><text:span text:style-name="T231">tan</text:span> voos sE <text:span text:style-name="T231">trotu </text:span>n<text:span text:style-name="T203">o</text:span> dox anu<text:span text:style-name="T216"> os</text:span>.</text:p>
      <text:p text:style-name="P67">"We speak for the people and not <text:span text:style-name="T146">a </text:span>state."</text:p>
      <text:p text:style-name="P16"/>
      <text:p text:style-name="P96">Verbs</text:p>
      <text:p text:style-name="P81"/>
      <text:p text:style-name="P82">Verbs do not start or end with long vowels.</text:p>
      <text:p text:style-name="P81"/>
      <text:p text:style-name="P83">Past, Present, Future:</text:p>
      <text:p text:style-name="P120"><text:span text:style-name="T175">o</text:span><text:span text:style-name="T149">brAs</text:span><text:span text:style-name="T5"> - "</text:span><text:span text:style-name="T22">(I) </text:span><text:span text:style-name="T5">owned"</text:span></text:p>
      <text:p text:style-name="P121"><text:span text:style-name="T149">brAs</text:span><text:span text:style-name="T5"> - "</text:span><text:span text:style-name="T22">(I) </text:span><text:span text:style-name="T5">own"</text:span></text:p>
      <text:p text:style-name="P120"><text:span text:style-name="T149">brAs</text:span><text:span text:style-name="T176">o</text:span><text:span text:style-name="T5"> - "</text:span><text:span text:style-name="T22">(I) </text:span><text:span text:style-name="T5">will own"</text:span></text:p>
      <text:p text:style-name="P31"/>
      <text:p text:style-name="P130"><text:span text:style-name="T177">o</text:span><text:span text:style-name="T149">brAs </text:span><text:span text:style-name="T190">teo </text:span><text:span text:style-name="T178">tru</text:span><text:span text:style-name="T149">.</text:span><text:span text:style-name="T111"> </text:span><text:span text:style-name="T23">"I owned the night."</text:span></text:p>
      <text:p text:style-name="P131"><text:soft-page-break/><text:span text:style-name="T149">brAs </text:span><text:span text:style-name="T190">teo </text:span><text:span text:style-name="T179">tru</text:span><text:span text:style-name="T149">.</text:span><text:span text:style-name="T111"> </text:span><text:span text:style-name="T5">"I own the night."</text:span></text:p>
      <text:p text:style-name="P62"><text:span text:style-name="T180">brAs</text:span><text:span text:style-name="T181">o </text:span><text:span text:style-name="T190">teo </text:span><text:span text:style-name="T180">tru.</text:span><text:span text:style-name="T3"> </text:span><text:span text:style-name="T117">"I will own the night."</text:span></text:p>
      <text:p text:style-name="P141"/>
      <text:p text:style-name="P142">Verbs that start or end with a short vowel have it <text:span text:style-name="T232">lengthened</text:span> when the added <text:span text:style-name="T121">o</text:span><text:span text:style-name="T5"> overlaps.</text:span></text:p>
      <text:p text:style-name="P61"/>
      <text:p text:style-name="P9"><text:span text:style-name="T149">agres</text:span><text:span text:style-name="T5"> - to stand</text:span></text:p>
      <text:p text:style-name="P63"/>
      <text:p text:style-name="P173">Agres <text:span text:style-name="T233">t</text:span>on luu.</text:p>
      <text:p text:style-name="P143"><text:span text:style-name="T62">"I stood with </text:span><text:span text:style-name="T63">you</text:span><text:span text:style-name="T62">."</text:span></text:p>
      <text:p text:style-name="P50"/>
      <text:p text:style-name="P169">ahreso m<text:span text:style-name="T223">u</text:span>l s<text:span text:style-name="T147">uu</text:span>nu<text:span text:style-name="T138"> </text:span>luu.</text:p>
      <text:p text:style-name="P51">"I <text:span text:style-name="T148">will be standing</text:span> with them."</text:p>
      <text:p text:style-name="P141"/>
      <text:p text:style-name="P145"><text:span text:style-name="T135">Verb </text:span>Markers:</text:p>
      <text:p text:style-name="P141"/>
      <text:p text:style-name="P10"><text:span text:style-name="T149">m</text:span><text:span text:style-name="T189">u</text:span><text:span text:style-name="T149">l</text:span><text:span text:style-name="T5"> - </text:span><text:span text:style-name="T57">progressive action</text:span><text:span text:style-name="T5"> marker</text:span></text:p>
      <text:p text:style-name="P52"/>
      <text:p text:style-name="P11"><text:span text:style-name="T193">t</text:span><text:span text:style-name="T149">on brAs m</text:span><text:span text:style-name="T189">u</text:span><text:span text:style-name="T149">l t</text:span><text:span text:style-name="T186">eo</text:span><text:span text:style-name="T182"> </text:span><text:span text:style-name="T149">tru.</text:span><text:span text:style-name="T5"><text:line-break/>"You </text:span><text:span text:style-name="T56">are</text:span><text:span text:style-name="T5"> owning the night."</text:span></text:p>
      <text:p text:style-name="P53"/>
      <text:p text:style-name="P12"><text:span text:style-name="T183">do</text:span><text:span text:style-name="T5"> - </text:span><text:span text:style-name="T58">completed</text:span><text:span text:style-name="T5"> action marker</text:span></text:p>
      <text:p text:style-name="P54"/>
      <text:p text:style-name="P170"><text:span text:style-name="T234">t</text:span>on brAs <text:span text:style-name="T125">do</text:span> t<text:span text:style-name="T209">eo</text:span> tru.</text:p>
      <text:p text:style-name="P55">"You have owned the night."</text:p>
      <text:p text:style-name="P56"/>
      <text:p text:style-name="P171"><text:span text:style-name="T234">t</text:span>on brAs do <text:span text:style-name="T235">mul </text:span>t<text:span text:style-name="T209">eo </text:span>tru.</text:p>
      <text:p text:style-name="P57">"You ha<text:span text:style-name="T126">ve</text:span> been owning the night."</text:p>
      <text:p text:style-name="P146"/>
      <text:p text:style-name="P97">Numbers</text:p>
      <text:p text:style-name="P138"/>
      <text:p text:style-name="P58">The numbers and their names are mapped directly on to the alphabet.</text:p>
      <text:p text:style-name="P14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203">0</text:p>
          </table:table-cell>
          <table:table-cell table:style-name="Table1.A1" office:value-type="string">
            <text:p text:style-name="P204">1</text:p>
          </table:table-cell>
          <table:table-cell table:style-name="Table1.A1" office:value-type="string">
            <text:p text:style-name="P204">2</text:p>
          </table:table-cell>
          <table:table-cell table:style-name="Table1.A1" office:value-type="string">
            <text:p text:style-name="P203">3</text:p>
          </table:table-cell>
          <table:table-cell table:style-name="Table1.A1" office:value-type="string">
            <text:p text:style-name="P203">4</text:p>
          </table:table-cell>
          <table:table-cell table:style-name="Table1.A1" office:value-type="string">
            <text:p text:style-name="P205">5</text:p>
          </table:table-cell>
          <table:table-cell table:style-name="Table1.A1" office:value-type="string">
            <text:p text:style-name="P206">6</text:p>
          </table:table-cell>
          <table:table-cell table:style-name="Table1.A1" office:value-type="string">
            <text:p text:style-name="P206">7</text:p>
          </table:table-cell>
          <table:table-cell table:style-name="Table1.A1" office:value-type="string">
            <text:p text:style-name="P205">8</text:p>
          </table:table-cell>
          <table:table-cell table:style-name="Table1.J1" office:value-type="string">
            <text:p text:style-name="P207">9</text:p>
          </table:table-cell>
        </table:table-row>
        <table:table-row>
          <table:table-cell table:style-name="Table1.A2" office:value-type="string">
            <text:p text:style-name="P210">0</text:p>
          </table:table-cell>
          <table:table-cell table:style-name="Table1.A2" office:value-type="string">
            <text:p text:style-name="P211">1</text:p>
          </table:table-cell>
          <table:table-cell table:style-name="Table1.A2" office:value-type="string">
            <text:p text:style-name="P211">2</text:p>
          </table:table-cell>
          <table:table-cell table:style-name="Table1.A2" office:value-type="string">
            <text:p text:style-name="P210">3</text:p>
          </table:table-cell>
          <table:table-cell table:style-name="Table1.A2" office:value-type="string">
            <text:p text:style-name="P210">4</text:p>
          </table:table-cell>
          <table:table-cell table:style-name="Table1.A2" office:value-type="string">
            <text:p text:style-name="P212">s</text:p>
          </table:table-cell>
          <table:table-cell table:style-name="Table1.A2" office:value-type="string">
            <text:p text:style-name="P212">n</text:p>
          </table:table-cell>
          <table:table-cell table:style-name="Table1.A2" office:value-type="string">
            <text:p text:style-name="P212">c</text:p>
          </table:table-cell>
          <table:table-cell table:style-name="Table1.A2" office:value-type="string">
            <text:p text:style-name="P212">p</text:p>
          </table:table-cell>
          <table:table-cell table:style-name="Table1.J2" office:value-type="string">
            <text:p text:style-name="P212">m</text:p>
          </table:table-cell>
        </table:table-row>
      </table:table>
      <text:p text:style-name="P122"/>
      <text:p text:style-name="P148"><text:span text:style-name="T17">If necessary, n</text:span><text:span text:style-name="T6">umbers are marked with the </text:span><text:span text:style-name="T196">;</text:span><text:span text:style-name="T8"> </text:span><text:span text:style-name="T17">symbol</text:span><text:span text:style-name="T16">.</text:span></text:p>
      <text:p text:style-name="P123"/>
      <text:p text:style-name="P163"><text:span text:style-name="T237">;</text:span>01<text:span text:style-name="T237">;</text:span>28<text:span text:style-name="T237">;</text:span>1983 <text:span text:style-name="T5">- "01/28/1983"</text:span></text:p>
      <text:p text:style-name="P32"><text:soft-page-break/></text:p>
      <text:p text:style-name="P149"><text:span text:style-name="T184">t</text:span><text:span text:style-name="T187">eo</text:span><text:span text:style-name="T184"> </text:span><text:span text:style-name="T196">;</text:span><text:span text:style-name="T188">49</text:span><text:span text:style-name="T2"> </text:span><text:span text:style-name="T15">- "</text:span><text:span text:style-name="T65">49</text:span><text:span text:style-name="T7"> nights"</text:span></text:p>
      <text:p text:style-name="P164">uu + ro + mo = uuromo</text:p>
      <text:p text:style-name="P132"><text:span text:style-name="T14">"</text:span><text:span text:style-name="T27">four</text:span><text:span text:style-name="T9">"</text:span><text:span text:style-name="T18"> </text:span><text:span text:style-name="T19">+ </text:span><text:span text:style-name="T14">"</text:span><text:span text:style-name="T9">t</text:span><text:span text:style-name="T7">en</text:span><text:span text:style-name="T9">"</text:span><text:span text:style-name="T19"> + </text:span><text:span text:style-name="T14">"</text:span><text:span text:style-name="T27">nine</text:span><text:span text:style-name="T9">"</text:span><text:span text:style-name="T19"> = </text:span><text:span text:style-name="T20">"</text:span><text:span text:style-name="T27">forty nine</text:span><text:span text:style-name="T20">"</text:span></text:p>
      <text:p text:style-name="P37"/>
      <text:p text:style-name="P174">Agres s<text:span text:style-name="T211">uunu</text:span> luu t<text:span text:style-name="T210">eo</text:span> os <text:span text:style-name="T237">;um</text:span>.</text:p>
      <text:p text:style-name="P144"><text:span text:style-name="T62">"I stood with </text:span><text:span text:style-name="T66">them</text:span><text:span text:style-name="T64"> for 49 nights</text:span><text:span text:style-name="T62">."</text:span></text:p>
      <text:p text:style-name="P124"/>
      <text:p text:style-name="P125"><text:span text:style-name="T149">d</text:span><text:span text:style-name="T5"> is added before </text:span><text:span text:style-name="T29">the</text:span><text:span text:style-name="T53">se </text:span><text:span text:style-name="T61">sounds,</text:span><text:span text:style-name="T54"> </text:span><text:span text:style-name="T29">(</text:span><text:span text:style-name="T185">I, A, E, uu</text:span><text:span text:style-name="T29">)</text:span><text:span text:style-name="T54">, </text:span><text:span text:style-name="T55">unless they begin the </text:span><text:span text:style-name="T61">name of the number.</text:span></text:p>
      <text:p text:style-name="P126"/>
      <text:p text:style-name="P162"><text:span text:style-name="T139">po</text:span> +<text:span text:style-name="T122"> r</text:span>o<text:span text:style-name="T70"> + (d)E = porodE</text:span></text:p>
      <text:p text:style-name="P33">"eight" + "ten" + "three" = "eighty three"</text:p>
      <text:p text:style-name="P127"/>
      <text:p text:style-name="P134"><text:span text:style-name="T156">romo</text:span><text:span text:style-name="T151"> </text:span><text:span text:style-name="T157">por</text:span><text:span text:style-name="T158">odE</text:span><text:span text:style-name="T32"> - </text:span><text:span text:style-name="T33">"</text:span><text:span text:style-name="T32">n</text:span><text:span text:style-name="T31">ineteen eighty three</text:span><text:span text:style-name="T33">"</text:span></text:p>
      <text:p text:style-name="P64"/>
      <text:p text:style-name="P135"><text:span text:style-name="T42">P</text:span><text:span text:style-name="T31">osition</text:span><text:span text:style-name="T43">al</text:span><text:span text:style-name="T31"> </text:span><text:span text:style-name="T44">terms</text:span><text:span text:style-name="T31"> like "1st" </text:span><text:span text:style-name="T45">and</text:span><text:span text:style-name="T31"> modifiers like "double" are formed with the word for position: </text:span><text:span text:style-name="T159">oc</text:span><text:span text:style-name="T35">, a number</text:span><text:span text:style-name="T36"> name</text:span><text:span text:style-name="T35">, and the ending </text:span><text:span text:style-name="T166">s</text:span><text:span text:style-name="T35">.</text:span></text:p>
      <text:p text:style-name="P65"/>
      <text:p text:style-name="P135"><text:span text:style-name="T40">The word for "double" </text:span><text:span text:style-name="T48">or "2nd" </text:span><text:span text:style-name="T40">is </text:span><text:span text:style-name="T165">ocAs</text:span><text:span text:style-name="T167"> </text:span><text:span text:style-name="T40">. </text:span><text:span text:style-name="T31">The </text:span><text:span text:style-name="T40">names of the special doubled characters are </text:span><text:span text:style-name="T165">oo ocAs</text:span><text:span text:style-name="T40">,</text:span><text:span text:style-name="T165"> ii ocAs</text:span><text:span text:style-name="T40">,</text:span><text:span text:style-name="T165"> A ocAs</text:span><text:span text:style-name="T40">,</text:span><text:span text:style-name="T165"> E ocAs</text:span><text:span text:style-name="T40">,</text:span><text:span text:style-name="T165"> uu ocAs</text:span><text:span text:style-name="T40">.</text:span></text:p>
      <text:p text:style-name="P66"/>
      <text:p text:style-name="P136"><text:span text:style-name="T34">T</text:span><text:span text:style-name="T31">he word for "</text:span><text:span text:style-name="T38">quintuple</text:span><text:span text:style-name="T31">" </text:span><text:span text:style-name="T39">is </text:span><text:span text:style-name="T31">the same as the word for "</text:span><text:span text:style-name="T38">5</text:span><text:span text:style-name="T31">th": </text:span><text:span text:style-name="T160">oc</text:span><text:span text:style-name="T161">co</text:span><text:span text:style-name="T151">s</text:span><text:span text:style-name="T31">.</text:span><text:span text:style-name="T37"> "17th" or "17-fold" would be: </text:span><text:span text:style-name="T162">oc</text:span><text:span text:style-name="T163">rocos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18pt" style:font-size-asian="15.75pt" style:font-size-complex="1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01:45:50.742727400</meta:creation-date>
    <dc:date>2016-06-08T20:09:25.998515800</dc:date>
    <meta:editing-duration>P5DT17H36M23S</meta:editing-duration>
    <meta:editing-cycles>890</meta:editing-cycles>
    <meta:generator>LibreOffice/5.1.3.2$Linux_x86 LibreOffice_project/10m0$Build-2</meta:generator>
    <meta:document-statistic meta:table-count="6" meta:image-count="0" meta:object-count="0" meta:page-count="6" meta:paragraph-count="304" meta:word-count="898" meta:character-count="4148" meta:non-whitespace-character-count="3554"/>
  </office:meta>
</office:document-meta>
</file>